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solid" draw:fill-color="#ffffcc"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fill="solid" draw:fill-color="#cccccc" draw:textarea-vertical-align="middle"/>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fill="solid" draw:fill-color="#ffcc99"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gr8" style:family="graphic" style:parent-style-name="standard">
      <style:graphic-properties draw:fill="solid" draw:fill-color="#ffffff" draw:textarea-horizontal-align="justify" draw:textarea-vertical-align="middle" draw:auto-grow-height="false" fo:min-height="0cm" fo:min-width="0cm" fo:wrap-option="no-wrap" draw:shadow="hidden"/>
    </style:style>
    <style:style style:name="gr9" style:family="graphic" style:parent-style-name="standard">
      <style:graphic-properties draw:fill="solid" draw:fill-color="#000000" draw:textarea-horizontal-align="justify" draw:textarea-vertical-align="middle" draw:auto-grow-height="false"/>
    </style:style>
    <style:style style:name="gr10" style:family="graphic" style:parent-style-name="standard">
      <style:graphic-properties draw:fill="solid" draw:fill-color="#ff950e" draw:textarea-horizontal-align="justify" draw:textarea-vertical-align="middle" draw:auto-grow-height="false"/>
    </style:style>
    <style:style style:name="gr11" style:family="graphic" style:parent-style-name="standard">
      <style:graphic-properties draw:fill="solid" draw:fill-color="#008000" draw:textarea-horizontal-align="justify" draw:textarea-vertical-align="middle" draw:auto-grow-height="false"/>
    </style:style>
    <style:style style:name="gr12" style:family="graphic" style:parent-style-name="standard">
      <style:graphic-properties draw:fill="solid" draw:fill-color="#ffffcc" draw:textarea-horizontal-align="justify" draw:textarea-vertical-align="middle" draw:auto-grow-height="false"/>
    </style:style>
    <style:style style:name="gr13" style:family="graphic" style:parent-style-name="standard">
      <style:graphic-properties draw:fill="solid" draw:fill-color="#ff3333" draw:textarea-horizontal-align="justify" draw:textarea-vertical-align="middle" draw:auto-grow-height="false" draw:shadow="hidden"/>
    </style:style>
    <style:style style:name="gr14" style:family="graphic" style:parent-style-name="standard">
      <style:graphic-properties draw:fill="solid" draw:fill-color="#355e00" draw:textarea-horizontal-align="justify" draw:textarea-vertical-align="middle" draw:auto-grow-height="false"/>
    </style:style>
    <style:style style:name="gr15" style:family="graphic" style:parent-style-name="standard">
      <style:graphic-properties draw:fill="solid" draw:fill-color="#008000" draw:textarea-horizontal-align="justify" draw:textarea-vertical-align="middle" draw:auto-grow-height="false" draw:shadow="hidden"/>
    </style:style>
    <style:style style:name="gr16" style:family="graphic" style:parent-style-name="standard">
      <style:graphic-properties draw:fill="solid" draw:fill-color="#94bd5e" draw:textarea-horizontal-align="justify" draw:textarea-vertical-align="middle" draw:auto-grow-height="false" draw:shadow="hidden"/>
    </style:style>
    <style:style style:name="gr17" style:family="graphic" style:parent-style-name="standard">
      <style:graphic-properties draw:fill="solid" draw:fill-color="#004a4a" draw:textarea-horizontal-align="justify" draw:textarea-vertical-align="middle" draw:auto-grow-height="false"/>
    </style:style>
    <style:style style:name="gr18" style:family="graphic" style:parent-style-name="standard">
      <style:graphic-properties draw:fill="solid" draw:fill-color="#000000" draw:textarea-horizontal-align="justify" draw:textarea-vertical-align="middle" draw:auto-grow-height="false" draw:shadow="hidden"/>
    </style:style>
    <style:style style:name="gr19" style:family="graphic" style:parent-style-name="standard">
      <style:graphic-properties draw:fill="solid" draw:fill-color="#dc2300" draw:textarea-horizontal-align="justify" draw:textarea-vertical-align="middle" draw:auto-grow-height="false"/>
    </style:style>
    <style:style style:name="gr20" style:family="graphic" style:parent-style-name="standard">
      <style:graphic-properties draw:fill="solid" draw:fill-color="#ffd320" draw:textarea-vertical-align="middle"/>
    </style:style>
    <style:style style:name="gr21" style:family="graphic" style:parent-style-name="standard">
      <style:graphic-properties draw:fill="solid" draw:fill-color="#663300" draw:textarea-horizontal-align="justify" draw:textarea-vertical-align="middle" draw:auto-grow-height="false"/>
    </style:style>
    <style:style style:name="gr22" style:family="graphic" style:parent-style-name="standard">
      <style:graphic-properties draw:fill="solid" draw:fill-color="#579d1c" draw:textarea-horizontal-align="center" draw:textarea-vertical-align="middle" draw:auto-grow-height="false" fo:min-height="0.749cm" fo:min-width="0.499cm" draw:shadow="hidden"/>
    </style:style>
    <style:style style:name="gr23" style:family="graphic" style:parent-style-name="standard">
      <style:graphic-properties draw:fill="solid" draw:fill-color="#aecf00" draw:textarea-horizontal-align="center" draw:textarea-vertical-align="middle" draw:auto-grow-height="false" fo:min-height="0.749cm" fo:min-width="0.499cm" draw:shadow="hidden"/>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draw:fill="solid" draw:fill-color="#ffcc99" draw:textarea-horizontal-align="justify" draw:textarea-vertical-align="middle" draw:auto-grow-height="false" draw:shadow="hidden"/>
    </style:style>
    <style:style style:name="gr26" style:family="graphic" style:parent-style-name="standard">
      <style:graphic-properties draw:fill="solid" draw:fill-color="#b3b300" draw:textarea-horizontal-align="justify" draw:textarea-vertical-align="middle" draw:auto-grow-height="false"/>
    </style:style>
    <style:style style:name="gr27" style:family="graphic" style:parent-style-name="standard">
      <style:graphic-properties draw:fill="solid" draw:fill-color="#ff6633" draw:textarea-horizontal-align="justify" draw:textarea-vertical-align="middle" draw:auto-grow-height="false"/>
    </style:style>
    <style:style style:name="gr28" style:family="graphic" style:parent-style-name="standard">
      <style:graphic-properties draw:fill="solid" draw:fill-color="#ff6633" draw:textarea-horizontal-align="justify" draw:textarea-vertical-align="middle" draw:auto-grow-height="false" draw:shadow="hidden"/>
    </style:style>
    <style:style style:name="gr29" style:family="graphic" style:parent-style-name="objectwithoutfill">
      <style:graphic-properties draw:fill="solid" draw:fill-color="#ff6633" draw:textarea-vertical-align="middle"/>
    </style:style>
    <style:style style:name="gr30" style:family="graphic" style:parent-style-name="standard">
      <style:graphic-properties draw:fill="solid" draw:fill-color="#333333" draw:textarea-horizontal-align="justify" draw:textarea-vertical-align="middle" draw:auto-grow-height="false"/>
    </style:style>
    <style:style style:name="gr31" style:family="graphic" style:parent-style-name="standard">
      <style:graphic-properties draw:stroke="none" draw:fill="solid" draw:fill-color="#ff6633" draw:textarea-horizontal-align="justify" draw:textarea-vertical-align="middle" draw:auto-grow-height="false"/>
    </style:style>
    <style:style style:name="gr32" style:family="graphic" style:parent-style-name="standard">
      <style:graphic-properties draw:fill="solid" draw:fill-color="#996633" draw:textarea-horizontal-align="justify" draw:textarea-vertical-align="middle" draw:auto-grow-height="false" draw:shadow="hidden"/>
    </style:style>
    <style:style style:name="gr33" style:family="graphic" style:parent-style-name="standard">
      <style:graphic-properties draw:fill="solid" draw:fill-color="#4c1900" draw:textarea-horizontal-align="justify" draw:textarea-vertical-align="middle" draw:auto-grow-height="false" draw:shadow="hidden"/>
    </style:style>
    <style:style style:name="gr34" style:family="graphic" style:parent-style-name="standard">
      <style:graphic-properties draw:fill="solid" draw:fill-color="#e6e64c" draw:textarea-horizontal-align="center" draw:textarea-vertical-align="middle" draw:auto-grow-height="false" fo:min-height="0.749cm" fo:min-width="0.499cm" draw:shadow="hidden"/>
    </style:style>
    <style:style style:name="gr35" style:family="graphic" style:parent-style-name="standard">
      <style:graphic-properties draw:fill="solid" draw:fill-color="#cccc00" draw:textarea-horizontal-align="center" draw:textarea-vertical-align="middle" draw:auto-grow-height="false" fo:min-height="0.749cm" fo:min-width="0.499cm" draw:shadow="hidden"/>
    </style:style>
    <style:style style:name="gr36" style:family="graphic" style:parent-style-name="standard">
      <style:graphic-properties draw:fill="solid" draw:fill-color="#ffff66" draw:textarea-horizontal-align="center" draw:textarea-vertical-align="middle" draw:auto-grow-height="false" fo:min-height="0.749cm" fo:min-width="0.499cm" draw:shadow="hidden"/>
    </style:style>
    <style:style style:name="gr37" style:family="graphic" style:parent-style-name="standard">
      <style:graphic-properties draw:fill="solid" draw:fill-color="#94bd5e" draw:textarea-horizontal-align="center" draw:textarea-vertical-align="middle" draw:auto-grow-height="false" fo:min-height="0.749cm" fo:min-width="0.499cm" draw:shadow="hidden"/>
    </style:style>
    <style:style style:name="gr38" style:family="graphic" style:parent-style-name="standard">
      <style:graphic-properties draw:fill="none" draw:textarea-horizontal-align="justify" draw:textarea-vertical-align="middle" draw:auto-grow-height="false" fo:min-height="0cm" fo:min-width="0cm" fo:wrap-option="no-wrap" draw:shadow="hidden"/>
    </style:style>
    <style:style style:name="gr39" style:family="graphic" style:parent-style-name="standard">
      <style:graphic-properties draw:fill="solid" draw:fill-color="#aecf00" draw:textarea-horizontal-align="justify" draw:textarea-vertical-align="middle" draw:auto-grow-height="false" fo:min-height="0cm" fo:min-width="0cm" fo:wrap-option="no-wrap" draw:shadow="hidden"/>
    </style:style>
    <style:style style:name="gr40" style:family="graphic" style:parent-style-name="standard">
      <style:graphic-properties draw:fill="solid" draw:fill-color="#7e0021" draw:textarea-horizontal-align="justify" draw:textarea-vertical-align="middle" draw:auto-grow-height="false"/>
    </style:style>
    <style:style style:name="gr41" style:family="graphic" style:parent-style-name="standard">
      <style:graphic-properties svg:stroke-width="0.03cm" svg:stroke-color="#333333" draw:marker-start-width="0.245cm" draw:marker-end-width="0.245cm" draw:fill="solid" draw:fill-color="#cccccc" draw:textarea-vertical-align="middle" fo:padding-top="0.14cm" fo:padding-bottom="0.14cm" fo:padding-left="0.265cm" fo:padding-right="0.265cm"/>
    </style:style>
    <style:style style:name="gr42" style:family="graphic" style:parent-style-name="standard">
      <style:graphic-properties draw:fill="solid" draw:fill-color="#4c1900" draw:textarea-horizontal-align="justify" draw:textarea-vertical-align="middle" draw:auto-grow-height="false"/>
    </style:style>
    <style:style style:name="gr43" style:family="graphic" style:parent-style-name="objectwithoutfill">
      <style:graphic-properties draw:fill="solid" draw:fill-color="#e6e6e6" draw:textarea-vertical-align="middle"/>
    </style:style>
    <style:style style:name="gr44" style:family="graphic" style:parent-style-name="standard">
      <style:graphic-properties svg:stroke-color="#808080" draw:fill="solid" draw:fill-color="#c5000b" draw:textarea-horizontal-align="justify" draw:textarea-vertical-align="middle" draw:auto-grow-height="false" draw:shadow="hidden"/>
    </style:style>
    <style:style style:name="gr45" style:family="graphic" style:parent-style-name="standard">
      <style:graphic-properties svg:stroke-color="#808080" draw:fill="solid" draw:fill-color="#d12a33" draw:textarea-horizontal-align="justify" draw:textarea-vertical-align="middle" draw:auto-grow-height="false" draw:shadow="hidden"/>
    </style:style>
    <style:style style:name="gr46" style:family="graphic" style:parent-style-name="standard">
      <style:graphic-properties svg:stroke-color="#808080" draw:fill="solid" draw:fill-color="#760007" draw:textarea-horizontal-align="justify" draw:textarea-vertical-align="middle" draw:auto-grow-height="false" draw:shadow="hidden"/>
    </style:style>
    <style:style style:name="gr47" style:family="graphic" style:parent-style-name="standard">
      <style:graphic-properties svg:stroke-color="#808080" draw:fill="solid" draw:fill-color="#9e0009" draw:textarea-horizontal-align="justify" draw:textarea-vertical-align="middle" draw:auto-grow-height="false" draw:shadow="hidden"/>
    </style:style>
    <style:style style:name="gr48" style:family="graphic" style:parent-style-name="standard">
      <style:graphic-properties svg:stroke-color="#808080" draw:fill="solid" draw:fill-color="#dc585f" draw:textarea-horizontal-align="justify" draw:textarea-vertical-align="middle" draw:auto-grow-height="false" draw:shadow="hidden"/>
    </style:style>
    <style:style style:name="gr49" style:family="graphic" style:parent-style-name="objectwithoutfill">
      <style:graphic-properties svg:stroke-width="0.03cm" svg:stroke-color="#ffffff" draw:marker-start-width="0.245cm" draw:marker-end-width="0.245cm" draw:fill="none" draw:textarea-vertical-align="middle" fo:padding-top="0.14cm" fo:padding-bottom="0.14cm" fo:padding-left="0.265cm" fo:padding-right="0.265cm"/>
    </style:style>
    <style:style style:name="gr50" style:family="graphic" style:parent-style-name="standard">
      <style:graphic-properties svg:stroke-width="0.03cm" svg:stroke-color="#996633" draw:marker-start-width="0.245cm" draw:marker-end-width="0.245cm" draw:fill="solid" draw:fill-color="#ff950e" draw:textarea-horizontal-align="justify" draw:textarea-vertical-align="middle" draw:auto-grow-height="false" fo:padding-top="0.14cm" fo:padding-bottom="0.14cm" fo:padding-left="0.265cm" fo:padding-right="0.265cm"/>
    </style:style>
    <style:style style:name="gr51" style:family="graphic" style:parent-style-name="objectwithoutfill">
      <style:graphic-properties svg:stroke-width="0.03cm" svg:stroke-color="#cc6633" draw:marker-start-width="0.245cm" draw:marker-end-width="0.245cm" draw:fill="none" draw:textarea-vertical-align="middle" fo:padding-top="0.14cm" fo:padding-bottom="0.14cm" fo:padding-left="0.265cm" fo:padding-right="0.265cm"/>
    </style:style>
    <style:style style:name="gr52" style:family="graphic" style:parent-style-name="standard">
      <style:graphic-properties svg:stroke-width="0.1cm"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53"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54" style:family="graphic" style:parent-style-name="standard">
      <style:graphic-properties draw:fill="solid" draw:fill-color="#ffcc99" draw:textarea-vertical-align="middle"/>
    </style:style>
    <style:style style:name="gr55" style:family="graphic" style:parent-style-name="standard">
      <style:graphic-properties svg:stroke-width="0.05cm" svg:stroke-color="#000000"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56" style:family="graphic" style:parent-style-name="standard">
      <style:graphic-properties draw:stroke="none" svg:stroke-color="#000000" draw:fill="none" draw:fill-color="#ffffff" draw:textarea-horizontal-align="left" draw:auto-grow-height="true" draw:auto-grow-width="true" fo:min-height="0.863cm" fo:min-width="0cm"/>
    </style:style>
    <style:style style:name="gr57" style:family="graphic" style:parent-style-name="standard">
      <style:graphic-properties draw:fill="solid" draw:fill-color="#dc2300" draw:textarea-horizontal-align="justify" draw:textarea-vertical-align="middle" draw:auto-grow-height="false" draw:shadow="hidden"/>
    </style:style>
    <style:style style:name="P1" style:family="paragraph">
      <style:text-properties fo:font-size="54pt" style:font-size-asian="54pt" style:font-size-complex="54pt"/>
    </style:style>
    <style:style style:name="P2" style:family="paragraph">
      <style:paragraph-properties fo:text-align="center"/>
    </style:style>
    <style:style style:name="P3" style:family="paragraph">
      <style:text-properties style:font-size-asian="18pt"/>
    </style:style>
    <style:style style:name="P4" style:family="paragraph">
      <style:paragraph-properties fo:text-align="center"/>
      <style:text-properties style:font-size-asian="18pt"/>
    </style:style>
    <style:style style:name="P5" style:family="paragraph">
      <style:text-properties fo:font-size="13pt" fo:font-style="italic" style:font-size-asian="13pt" style:font-style-asian="italic" style:font-size-complex="13pt" style:font-style-complex="italic"/>
    </style:style>
    <style:style style:name="P6" style:family="paragraph">
      <style:text-properties fo:color="#ff0000" fo:font-family="Batang" style:font-family-generic="roman" style:font-pitch="variable" fo:font-size="10pt" style:font-size-asian="10pt" style:font-size-complex="10pt"/>
    </style:style>
    <style:style style:name="P7" style:family="paragraph">
      <style:text-properties style:font-size-asian="54pt"/>
    </style:style>
    <style:style style:name="T1" style:family="text">
      <style:text-properties fo:font-size="54pt" style:font-size-asian="54pt" style:font-size-complex="54pt"/>
    </style:style>
    <style:style style:name="T2" style:family="text">
      <style:text-properties style:font-size-asian="18pt"/>
    </style:style>
    <style:style style:name="T3" style:family="text">
      <style:text-properties fo:font-size="13pt" fo:font-style="italic" style:font-size-asian="13pt" style:font-style-asian="italic" style:font-size-complex="13pt" style:font-style-complex="italic"/>
    </style:style>
    <style:style style:name="T4" style:family="text">
      <style:text-properties fo:color="#ff0000" fo:font-family="Batang" style:font-family-generic="roman" style:font-pitch="variable" fo:font-size="10pt" style:font-size-asian="10pt" style:font-size-complex="10pt"/>
    </style:style>
    <style:style style:name="T5" style:family="text">
      <style:text-properties fo:font-size="15pt" style:font-size-asian="15pt" style:font-size-complex="15pt"/>
    </style:style>
    <style:style style:name="T6"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6.119cm" svg:height="2.156cm" svg:x="1.006cm" svg:y="2.325cm">
          <draw:text-box>
            <text:p><text:span text:style-name="T1">なぞなぞであそぼう</text:span></text:p>
          </draw:text-box>
        </draw:frame>
        <draw:frame draw:style-name="gr1" draw:layer="layout" svg:width="12.012cm" svg:height="16.761cm" svg:x="2.075cm" svg:y="7.75cm">
          <draw:text-box>
            <text:p>あなたがすんでいるところは？</text:p>
            <text:p/>
            <text:p/>
            <text:p>＿＿＿＿＿＿＿＿</text:p>
            <text:p/>
            <text:p/>
            <text:p/>
            <text:p/>
            <text:p>かみよりつよいけどいしよりよわいものは？</text:p>
            <text:p/>
            <text:p/>
            <text:p/>
            <text:p>＿＿＿＿＿＿＿＿</text:p>
            <text:p/>
            <text:p/>
            <text:p/>
            <text:p>そらのうえにあるのは？</text:p>
            <text:p/>
            <text:p/>
            <text:p/>
            <text:p>＿＿＿＿＿＿＿＿　　　ヒント　　どれみ</text:p>
            <text:p/>
            <text:p/>
            <text:p/>
            <text:p/>
            <text:p/>
          </draw:text-box>
        </draw:frame>
      </draw:page>
      <draw:page draw:name="page2" draw:style-name="dp1" draw:master-page-name="標準">
        <draw:custom-shape draw:style-name="gr2" draw:text-style-name="P2" draw:layer="layout" svg:width="5.025cm" svg:height="1.9cm" svg:x="8.55cm" svg:y="14.8cm">
          <text:p text:style-name="P2">11+<text:tab/>１＋+</text:p>
          <text:p text:style-name="P2"/>
          <draw:enhanced-geometry svg:viewBox="0 0 21600 21600" draw:type="rectangle" draw:enhanced-path="M 0 0 L 21600 0 21600 21600 0 21600 0 0 Z N"/>
        </draw:custom-shape>
        <draw:frame draw:style-name="gr1" draw:text-style-name="P1" draw:layer="layout" svg:width="16.119cm" svg:height="2.156cm" svg:x="1.006cm" svg:y="2.325cm">
          <draw:text-box>
            <text:p><text:span text:style-name="T1">なぞなぞであそぼう</text:span></text:p>
          </draw:text-box>
        </draw:frame>
        <draw:frame draw:style-name="gr1" draw:text-style-name="P3" draw:layer="layout" svg:width="15.573cm" svg:height="17.396cm" svg:x="1.975cm" svg:y="7.85cm">
          <draw:text-box>
            <text:p><text:span text:style-name="T2">かき　と　け　のあいだにあるものは？</text:span></text:p>
            <text:p><text:span text:style-name="T2"/></text:p>
            <text:p><text:span text:style-name="T2">　　　　かき　と　け　のうしろにあるものは？</text:span></text:p>
            <text:p><text:span text:style-name="T2"/></text:p>
            <text:p><text:span text:style-name="T2">＿＿＿＿＿＿＿＿　　　＿＿＿＿　ヒント　　かき○け○　</text:span></text:p>
            <text:p><text:span text:style-name="T2"/></text:p>
            <text:p><text:span text:style-name="T2"/></text:p>
            <text:p><text:span text:style-name="T2"/></text:p>
            <text:p><text:span text:style-name="T2"/></text:p>
            <text:p><text:span text:style-name="T2">め　と　み　のあいだにはなにかある？</text:span></text:p>
            <text:p><text:span text:style-name="T2"/></text:p>
            <text:p><text:span text:style-name="T2"/></text:p>
            <text:p><text:span text:style-name="T2"/></text:p>
            <text:p><text:span text:style-name="T2">＿＿＿＿＿＿＿＿</text:span></text:p>
            <text:p><text:span text:style-name="T2"/></text:p>
            <text:p><text:span text:style-name="T2"/></text:p>
            <text:p><text:span text:style-name="T2"/></text:p>
            <text:p><text:span text:style-name="T2">おれんじいろのくだものは？</text:span></text:p>
            <text:p><text:span text:style-name="T2"/></text:p>
            <text:p><text:span text:style-name="T2"/></text:p>
            <text:p><text:span text:style-name="T2"/></text:p>
            <text:p><text:span text:style-name="T2">＿＿＿＿＿＿＿＿　　　ヒント　　</text:span></text:p>
            <text:p><text:span text:style-name="T2"/></text:p>
            <text:p><text:span text:style-name="T2"/></text:p>
            <text:p><text:span text:style-name="T2"/></text:p>
            <text:p><text:span text:style-name="T2"/></text:p>
            <text:p><text:span text:style-name="T2"/></text:p>
          </draw:text-box>
        </draw:frame>
        <draw:line draw:style-name="gr3" draw:text-style-name="P2" draw:layer="layout" svg:x1="2.4cm" svg:y1="8.8cm" svg:x2="2.65cm" svg:y2="10.3cm">
          <text:p/>
        </draw:line>
        <draw:line draw:style-name="gr3" draw:text-style-name="P2" draw:layer="layout" svg:x1="8.25cm" svg:y1="10.3cm" svg:x2="8.825cm" svg:y2="11.125cm">
          <text:p/>
        </draw:line>
        <draw:path draw:style-name="gr4" draw:text-style-name="P2" draw:layer="layout" svg:width="1.638cm" svg:height="3.436cm" draw:transform="rotate (1.21090943503367) translate (8.83515389257011cm 15.8701204449945cm)" svg:viewBox="0 0 1639 3437" svg:d="m320 296c72-7 19-292 76-295 304-17 569 357 697 707 151 408 337 813 270 1271-73 499-580 936-426 1407 77 238 1306-424 322-579-537-84-672-544-884-914-194-338-306-721-375-1107l8-418 196-365z">
          <text:p/>
        </draw:path>
        <draw:custom-shape draw:style-name="gr5" draw:text-style-name="P2" draw:layer="layout" svg:width="0.2cm" svg:height="0.225cm" svg:x="9.5cm" svg:y="1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15cm" svg:height="0.125cm" svg:x="9.525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1cm" svg:height="0.625cm" draw:transform="rotate (-0.486772328381219) translate (10.292cm 15.2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 draw:text-style-name="P2" draw:layer="layout" svg:width="0.181cm" svg:height="0.625cm" draw:transform="rotate (-0.486772328381219) translate (10.665cm 15.36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 draw:text-style-name="P2" draw:layer="layout" svg:width="0.1cm" svg:height="0.625cm" draw:transform="rotate (-0.486772328381219) translate (10.492cm 15.326cm)">
          <text:p/>
          <draw:enhanced-geometry svg:viewBox="0 0 21600 21600" draw:glue-points="10800 0 0 10800 10800 21600 21600 10800" draw:text-areas="5400 5400 16200 16200" draw:type="diamond" draw:enhanced-path="M 10800 0 L 21600 10800 10800 21600 0 10800 10800 0 Z N"/>
        </draw:custom-shape>
        <draw:path draw:style-name="gr7" draw:text-style-name="P2" draw:layer="layout" svg:width="0.225cm" svg:height="0.444cm" draw:transform="rotate (-2.93058234702368) translate (9.83230435710882cm 14.8935968552929cm)" svg:viewBox="0 0 226 445" svg:d="m0 445c54 0 126-2 150-64 18-49 8-106-16-153-24-46 0-99 3-150l5-48 54-27 30-3">
          <text:p/>
        </draw:path>
        <draw:path draw:style-name="gr7" draw:text-style-name="P2" draw:layer="layout" svg:width="0.273cm" svg:height="0.357cm" draw:transform="rotate (-2.78868707883654) translate (10.3278965717321cm 14.8223786394392cm)" svg:viewBox="0 0 274 358" svg:d="m0 358c55 2 122-21 138-85 13-50 39-101 31-155-9-66 73-75 105-118v0">
          <text:p/>
        </draw:path>
        <draw:path draw:style-name="gr7" draw:text-style-name="P2" draw:layer="layout" svg:width="0.147cm" svg:height="0.575cm" draw:transform="rotate (2.88433112184583) translate (10.5585472212982cm 15.0825603676605cm)" svg:viewBox="0 0 148 576" svg:d="m13 574c83 23 139-174 135-243-5-60-148-168-148-168l73-163">
          <text:p/>
        </draw:path>
        <draw:path draw:style-name="gr8" draw:text-style-name="P2" draw:layer="layout" svg:width="0.649cm" svg:height="0.612cm" svg:x="12.675cm" svg:y="15.863cm" svg:viewBox="0 0 650 613" svg:d="m58 294c-12-59 10-132 67-132 18-1 59-114 73-105 15-27 41-43 72-43 20 1 41 9 55 23 12-24 34-37 59-37 21 0 40 10 52 25 14-16 34-25 57-25 34 0 76 127 82 162 34 10 58 75 58 112 0 11-2 21-7 31 15 18 24 40 24 62 0 50-39 93-90 100 0 49-37 86-86 86-16 0-33-4-46-13-13 43-53 72-98 72-33 0-65-17-83-46-18 11-9 18-59 18-43 0-81-23-102-59-47-1-72-29-72-65 0-17 6-32 18-45-21-11-32-31-32-55 0-34 25-62 58-66zm-58-157zm650 476z">
          <text:p/>
        </draw:path>
        <draw:path draw:style-name="gr8" draw:text-style-name="P2" draw:layer="layout" svg:width="0.004cm" svg:height="0.016cm" svg:x="12.675cm" svg:y="16cm" svg:viewBox="0 0 5 17" svg:d="m0 0c0 6 3 12 5 17">
          <text:p/>
        </draw:path>
        <draw:path draw:style-name="gr8" draw:text-style-name="P2" draw:layer="layout" svg:width="0.02cm" svg:height="0.014cm" svg:x="12.675cm" svg:y="16cm" svg:viewBox="0 0 21 15" svg:d="m0 0c7 4 15 10 21 15">
          <text:p/>
        </draw:path>
        <draw:path draw:style-name="gr8" draw:text-style-name="P2" draw:layer="layout" svg:width="0.004cm" svg:height="0.014cm" svg:x="12.675cm" svg:y="16cm" svg:viewBox="0 0 5 15" svg:d="m5 0c-2 5-3 10-5 15">
          <text:p/>
        </draw:path>
        <draw:path draw:style-name="gr8" draw:text-style-name="P2" draw:layer="layout" svg:width="0.01cm" svg:height="0.018cm" svg:x="12.675cm" svg:y="16cm" svg:viewBox="0 0 11 19" svg:d="m11 0c-5 5-7 12-11 19">
          <text:p/>
        </draw:path>
        <draw:path draw:style-name="gr8" draw:text-style-name="P2" draw:layer="layout" svg:width="0.001cm" svg:height="0.014cm" svg:x="12.675cm" svg:y="16cm" svg:viewBox="0 0 2 15" svg:d="m0 0c0 4 3 13 2 15">
          <text:p/>
        </draw:path>
        <draw:path draw:style-name="gr8" draw:text-style-name="P2" draw:layer="layout" svg:width="0.021cm" svg:height="0.029cm" svg:x="12.675cm" svg:y="16cm" svg:viewBox="0 0 22 30" svg:d="m22 0c-4 12-11 21-22 30">
          <text:p/>
        </draw:path>
        <draw:path draw:style-name="gr8" draw:text-style-name="P2" draw:layer="layout" svg:width="0.05cm" svg:height="0.077cm" svg:x="12.675cm" svg:y="16cm" svg:viewBox="0 0 51 78" svg:d="m51 78c2-18-12-62-51-78">
          <text:p/>
        </draw:path>
        <draw:path draw:style-name="gr8" draw:text-style-name="P2" draw:layer="layout" svg:width="0.003cm" svg:height="0.02cm" svg:x="12.675cm" svg:y="16cm" svg:viewBox="0 0 4 21" svg:d="m0 21c3-7 4-14 4-21">
          <text:p/>
        </draw:path>
        <draw:path draw:style-name="gr8" draw:text-style-name="P2" draw:layer="layout" svg:width="0.01cm" svg:height="0.018cm" svg:x="12.675cm" svg:y="16cm" svg:viewBox="0 0 11 19" svg:d="m11 19c-5-5-8-12-11-19">
          <text:p/>
        </draw:path>
        <draw:path draw:style-name="gr8" draw:text-style-name="P2" draw:layer="layout" svg:width="0.017cm" svg:height="0.003cm" svg:x="12.675cm" svg:y="16cm" svg:viewBox="0 0 18 4" svg:d="m0 4c6-1 12-2 18-4">
          <text:p/>
        </draw:path>
        <draw:path draw:style-name="gr8" draw:text-style-name="P2" draw:layer="layout" svg:width="0.037cm" svg:height="0.008cm" svg:x="12.675cm" svg:y="16cm" svg:viewBox="0 0 38 9" svg:d="m0 0c9 6 21 11 38 9">
          <text:p/>
        </draw:path>
        <draw:polygon draw:style-name="gr9" draw:text-style-name="P2" draw:layer="layout" svg:width="3.199cm" svg:height="0.074cm" svg:x="9.225cm" svg:y="16.824cm" svg:viewBox="0 0 3200 75" draw:points="0,75 0,26 3200,0 3200,75">
          <text:p/>
        </draw:polygon>
        <draw:polygon draw:style-name="gr9" draw:text-style-name="P2" draw:layer="layout" svg:width="3.199cm" svg:height="0.098cm" svg:x="9.225cm" svg:y="16.976cm" svg:viewBox="0 0 3200 99" draw:points="0,49 0,0 3200,24 3200,99">
          <text:p/>
        </draw:polygon>
        <draw:frame draw:style-name="gr1" draw:layer="layout" svg:width="6.052cm" svg:height="2.156cm" svg:x="13.875cm" svg:y="16.35cm">
          <draw:text-box>
            <text:p>ヒント：</text:p>
            <text:p>無は「む」とよみます</text:p>
            <text:p>ない、といういみです</text:p>
          </draw:text-box>
        </draw:frame>
        <draw:custom-shape draw:style-name="gr10" draw:text-style-name="P2" draw:layer="layout" svg:width="2.35cm" svg:height="1.975cm" svg:x="10.825cm" svg:y="20.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65cm" svg:height="0.325cm" svg:x="11.65cm" svg:y="20.1cm">
          <text:p/>
          <draw:enhanced-geometry svg:viewBox="0 0 21600 21600" draw:text-areas="?f1 ?f2 ?f3 ?f4" draw:type="star8" draw:modifiers="4247.00460829493"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2" draw:layer="layout" svg:width="0.225cm" svg:height="0.1cm" svg:x="11.875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標準">
        <draw:path draw:style-name="gr13" draw:text-style-name="P2" draw:layer="layout" svg:width="2.35cm" svg:height="2.223cm" svg:x="10.949cm" svg:y="19.925cm" svg:viewBox="0 0 2351 2224" svg:d="m0 1086c0-534 310-947 725-984 102-66 217-102 340-102 85 0 166 17 242 50 10-1 20-1 30-1 90 0 176 19 255 55 435 44 759 454 759 983 0 436-220 792-541 928-130 132-293 209-473 209-66 0-129-10-189-30-27 4-55 6-83 6-142 0-274-48-387-135-391-63-678-466-678-979z">
          <text:p/>
        </draw:path>
        <draw:custom-shape draw:style-name="gr14" draw:text-style-name="P2" draw:layer="layout" svg:width="0.125cm" svg:height="0.1cm" svg:x="6.039cm" svg:y="12.0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1cm" svg:x="5.439cm" svg:y="12.0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1cm" svg:x="4.814cm" svg:y="12.0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1cm" svg:x="4.214cm" svg:y="12.0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1cm" svg:x="3.614cm" svg:y="12.0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1cm" svg:x="3.014cm" svg:y="12.0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1cm" svg:x="2.389cm" svg:y="12.0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 draw:text-style-name="P4" draw:layer="layout" svg:width="5.025cm" svg:height="1.4cm" svg:x="8.55cm" svg:y="15.3cm">
          <text:p/>
          <draw:enhanced-geometry svg:viewBox="0 0 21600 21600" draw:type="rectangle" draw:enhanced-path="M 0 0 L 21600 0 21600 21600 0 21600 0 0 Z N"/>
        </draw:custom-shape>
        <draw:frame draw:style-name="gr1" draw:text-style-name="P1" draw:layer="layout" svg:width="16.119cm" svg:height="2.156cm" svg:x="1.006cm" svg:y="2.325cm">
          <draw:text-box>
            <text:p><text:span text:style-name="T1">なぞなぞであそぼう</text:span></text:p>
          </draw:text-box>
        </draw:frame>
        <draw:frame draw:style-name="gr1" draw:text-style-name="P3" draw:layer="layout" svg:width="14.895cm" svg:height="16.761cm" svg:x="1.975cm" svg:y="7.85cm">
          <draw:text-box>
            <text:p><text:span text:style-name="T2">ちょうのようちゅうは？</text:span></text:p>
            <text:p><text:span text:style-name="T2"/></text:p>
            <text:p><text:span text:style-name="T2"/></text:p>
            <text:p><text:span text:style-name="T2">＿＿＿＿＿＿＿＿　　　＿＿＿＿＿＿＿＿＿＿＿＿　</text:span></text:p>
            <text:p><text:span text:style-name="T2"/></text:p>
            <text:p><text:span text:style-name="T2"/></text:p>
            <text:p><text:span text:style-name="T2"/></text:p>
            <text:p><text:span text:style-name="T2"/></text:p>
            <text:p><text:span text:style-name="T2">あまくてしかくいおかしはなんだ？</text:span></text:p>
            <text:p><text:span text:style-name="T2"/></text:p>
            <text:p><text:span text:style-name="T2"/></text:p>
            <text:p><text:span text:style-name="T2"/></text:p>
            <text:p><text:span text:style-name="T2">＿＿＿＿＿＿＿＿</text:span></text:p>
            <text:p><text:span text:style-name="T2"/></text:p>
            <text:p><text:span text:style-name="T2"/></text:p>
            <text:p><text:span text:style-name="T2"/></text:p>
            <text:p><text:span text:style-name="T2">あかくてやわらかいやさいは？</text:span></text:p>
            <text:p><text:span text:style-name="T2"/></text:p>
            <text:p><text:span text:style-name="T2"/></text:p>
            <text:p><text:span text:style-name="T2"/></text:p>
            <text:p><text:span text:style-name="T2">＿＿＿＿＿＿＿＿　　　ヒント　　</text:span></text:p>
            <text:p><text:span text:style-name="T2"/></text:p>
            <text:p><text:span text:style-name="T2"/></text:p>
            <text:p><text:span text:style-name="T2"/></text:p>
            <text:p><text:span text:style-name="T2"/></text:p>
            <text:p><text:span text:style-name="T2"/></text:p>
          </draw:text-box>
        </draw:frame>
        <draw:path draw:style-name="gr15" draw:text-style-name="P2" draw:layer="layout" svg:width="1.199cm" svg:height="0.325cm" svg:x="11.575cm" svg:y="20.05cm" svg:viewBox="0 0 1200 326" svg:d="m0 51 392 149-217 1 323 53 77 72 74-72 156 24-48-77 443-100-442 24 47-78-153 24-77-71-74 71-156-24 48 77zm-143-124zm725 226z">
          <text:p/>
        </draw:path>
        <draw:path draw:style-name="gr16" draw:text-style-name="P2" draw:layer="layout" svg:width="4.899cm" svg:height="1.237cm" svg:x="2cm" svg:y="10.925cm" svg:viewBox="0 0 4900 1238" svg:d="m4550 338c-130 0-265-54-325 75-60-129-170-213-300-213s-240-16-300 113c-60-129-170-213-300-213s-240-16-300 113c-60-129-170-213-300-213s-265 9-325 138c-60-129-145-138-275-138s-240 84-300 213c-60-129-170-113-300-113s-240 84-300 213c-60-129-170-113-300-113s-240 84-300 213c-60-129-145-75-275-75-198 0-350 195-350 450s152 450 350 450c130 0 315-196 375-325 60 129 95 325 225 325s240-84 300-213c60 129 170 213 300 213s240-84 300-213c60 129 170 213 300 213s240-84 300-213c60 129 170 213 300 213s240-84 300-213c60 129 170 213 300 213s240-84 300-213c60 129 170 213 300 213s240-84 300-213c60 129 170 213 300 213 198 0 350-195 350-450s-152-450-350-450z">
          <text:p/>
        </draw:path>
        <draw:custom-shape draw:style-name="gr9" draw:text-style-name="P2" draw:layer="layout" svg:width="0.15cm" svg:height="0.15cm" svg:x="6.425cm" svg:y="11.5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15cm" svg:height="0.15cm" svg:x="6.725cm" svg:y="11.4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cm" svg:height="0.225cm" svg:x="6.525cm" svg:y="11.7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1cm" svg:x="5.789cm" svg:y="12.0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1cm" svg:x="5.189cm" svg:y="12.0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1cm" svg:x="4.564cm" svg:y="12.0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1cm" svg:x="3.964cm" svg:y="12.0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1cm" svg:x="3.364cm" svg:y="12.0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1cm" svg:x="2.764cm" svg:y="12.0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1cm" svg:x="2.139cm" svg:y="12.0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076cm" svg:x="10.225cm" svg:y="12.13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076cm" svg:x="10.825cm" svg:y="12.13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076cm" svg:x="11.45cm" svg:y="12.13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076cm" svg:x="12.05cm" svg:y="12.13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076cm" svg:x="12.65cm" svg:y="12.13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076cm" svg:x="13.25cm" svg:y="12.13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076cm" svg:x="13.875cm" svg:y="12.13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path draw:style-name="gr18" draw:text-style-name="P2" draw:layer="layout" svg:width="4.899cm" svg:height="0.943cm" svg:x="9.5cm" svg:y="11.25cm" svg:viewBox="0 0 4900 944" svg:d="m350 258c130 0 265-41 325 57 60-98 170-163 300-163s240-12 300 87c60-99 170-163 300-163s240-12 300 86c60-98 170-162 300-162s265 7 325 105c60-98 145-105 275-105s240 64 300 162c60-98 170-86 300-86s240 64 300 163c60-99 170-87 300-87s240 65 300 163c60-98 145-57 275-57 198 0 350 148 350 343s-152 343-350 343c-130 0-315-150-375-248-60 98-95 248-225 248s-240-64-300-162c-60 98-170 162-300 162s-240-64-300-162c-60 98-170 162-300 162s-240-64-300-162c-60 98-170 162-300 162s-240-64-300-162c-60 98-170 162-300 162s-240-64-300-162c-60 98-170 162-300 162s-240-64-300-162c-60 98-170 162-300 162-198 0-350-149-350-343s152-343 350-343z">
          <text:p/>
        </draw:path>
        <draw:custom-shape draw:style-name="gr19" draw:text-style-name="P2" draw:layer="layout" svg:width="0.15cm" svg:height="0.115cm" svg:x="9.825cm" svg:y="11.69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0.15cm" svg:height="0.115cm" svg:x="9.525cm" svg:y="11.679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3cm" svg:height="0.172cm" svg:x="9.575cm" svg:y="11.90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076cm" svg:x="10.475cm" svg:y="12.13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076cm" svg:x="11.075cm" svg:y="12.13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076cm" svg:x="11.7cm" svg:y="12.13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076cm" svg:x="12.3cm" svg:y="12.13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076cm" svg:x="12.9cm" svg:y="12.13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076cm" svg:x="13.5cm" svg:y="12.13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125cm" svg:height="0.076cm" svg:x="14.125cm" svg:y="12.13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polygon draw:style-name="gr20" draw:text-style-name="P2" draw:layer="layout" svg:width="0.174cm" svg:height="0.608cm" svg:x="10.149cm" svg:y="10.963cm" svg:viewBox="0 0 175 609" draw:points="75,609 0,0 175,577">
          <text:p/>
        </draw:polygon>
        <draw:polygon draw:style-name="gr20" draw:text-style-name="P2" draw:layer="layout" svg:width="0.174cm" svg:height="0.608cm" svg:x="10.35cm" svg:y="10.964cm" svg:viewBox="0 0 175 609" draw:points="75,609 0,0 175,577">
          <text:p/>
        </draw:polygon>
        <draw:polygon draw:style-name="gr20" draw:text-style-name="P2" draw:layer="layout" svg:width="0.174cm" svg:height="0.608cm" svg:x="10.55cm" svg:y="10.963cm" svg:viewBox="0 0 175 609" draw:points="100,609 175,0 0,577">
          <text:p/>
        </draw:polygon>
        <draw:polygon draw:style-name="gr20" draw:text-style-name="P2" draw:layer="layout" svg:width="0.174cm" svg:height="0.608cm" svg:x="10.349cm" svg:y="10.964cm" svg:viewBox="0 0 175 609" draw:points="100,609 175,0 0,577">
          <text:p/>
        </draw:polygon>
        <draw:polygon draw:style-name="gr20" draw:text-style-name="P2" draw:layer="layout" svg:width="0.174cm" svg:height="0.608cm" svg:x="10.774cm" svg:y="10.897cm" svg:viewBox="0 0 175 609" draw:points="75,609 0,0 175,577">
          <text:p/>
        </draw:polygon>
        <draw:polygon draw:style-name="gr20" draw:text-style-name="P2" draw:layer="layout" svg:width="0.174cm" svg:height="0.757cm" svg:x="10.975cm" svg:y="10.749cm" svg:viewBox="0 0 175 758" draw:points="75,758 0,0 175,718">
          <text:p/>
        </draw:polygon>
        <draw:polygon draw:style-name="gr20" draw:text-style-name="P2" draw:layer="layout" svg:width="0.174cm" svg:height="0.757cm" svg:x="11.175cm" svg:y="10.747cm" svg:viewBox="0 0 175 758" draw:points="100,758 175,0 0,718">
          <text:p/>
        </draw:polygon>
        <draw:polygon draw:style-name="gr20" draw:text-style-name="P2" draw:layer="layout" svg:width="0.174cm" svg:height="0.757cm" svg:x="10.974cm" svg:y="10.749cm" svg:viewBox="0 0 175 758" draw:points="100,758 175,0 0,718">
          <text:p/>
        </draw:polygon>
        <draw:polygon draw:style-name="gr20" draw:text-style-name="P2" draw:layer="layout" svg:width="0.174cm" svg:height="0.757cm" svg:x="11.349cm" svg:y="10.628cm" svg:viewBox="0 0 175 758" draw:points="75,758 0,0 175,718">
          <text:p/>
        </draw:polygon>
        <draw:polygon draw:style-name="gr20" draw:text-style-name="P2" draw:layer="layout" svg:width="0.174cm" svg:height="0.844cm" svg:x="11.55cm" svg:y="10.542cm" svg:viewBox="0 0 175 845" draw:points="75,845 0,0 175,800">
          <text:p/>
        </draw:polygon>
        <draw:polygon draw:style-name="gr20" draw:text-style-name="P2" draw:layer="layout" svg:width="0.174cm" svg:height="0.844cm" svg:x="11.75cm" svg:y="10.541cm" svg:viewBox="0 0 175 845" draw:points="100,845 175,0 0,800">
          <text:p/>
        </draw:polygon>
        <draw:polygon draw:style-name="gr20" draw:text-style-name="P2" draw:layer="layout" svg:width="0.174cm" svg:height="0.844cm" svg:x="11.549cm" svg:y="10.542cm" svg:viewBox="0 0 175 845" draw:points="100,845 175,0 0,800">
          <text:p/>
        </draw:polygon>
        <draw:polygon draw:style-name="gr20" draw:text-style-name="P2" draw:layer="layout" svg:width="0.174cm" svg:height="0.844cm" svg:x="11.974cm" svg:y="10.45cm" svg:viewBox="0 0 175 845" draw:points="75,845 0,0 175,800">
          <text:p/>
        </draw:polygon>
        <draw:polygon draw:style-name="gr20" draw:text-style-name="P2" draw:layer="layout" svg:width="0.174cm" svg:height="0.844cm" svg:x="12.175cm" svg:y="10.452cm" svg:viewBox="0 0 175 845" draw:points="75,845 0,0 175,800">
          <text:p/>
        </draw:polygon>
        <draw:polygon draw:style-name="gr20" draw:text-style-name="P2" draw:layer="layout" svg:width="0.174cm" svg:height="0.844cm" svg:x="12.375cm" svg:y="10.45cm" svg:viewBox="0 0 175 845" draw:points="100,845 175,0 0,800">
          <text:p/>
        </draw:polygon>
        <draw:polygon draw:style-name="gr20" draw:text-style-name="P2" draw:layer="layout" svg:width="0.174cm" svg:height="0.844cm" svg:x="12.174cm" svg:y="10.452cm" svg:viewBox="0 0 175 845" draw:points="100,845 175,0 0,800">
          <text:p/>
        </draw:polygon>
        <draw:polygon draw:style-name="gr20" draw:text-style-name="P2" draw:layer="layout" svg:width="0.174cm" svg:height="0.757cm" svg:x="12.574cm" svg:y="10.707cm" svg:viewBox="0 0 175 758" draw:points="75,758 0,0 175,718">
          <text:p/>
        </draw:polygon>
        <draw:polygon draw:style-name="gr20" draw:text-style-name="P2" draw:layer="layout" svg:width="0.174cm" svg:height="0.757cm" svg:x="12.775cm" svg:y="10.709cm" svg:viewBox="0 0 175 758" draw:points="75,758 0,0 175,718">
          <text:p/>
        </draw:polygon>
        <draw:polygon draw:style-name="gr20" draw:text-style-name="P2" draw:layer="layout" svg:width="0.174cm" svg:height="0.757cm" svg:x="12.975cm" svg:y="10.707cm" svg:viewBox="0 0 175 758" draw:points="100,758 175,0 0,718">
          <text:p/>
        </draw:polygon>
        <draw:polygon draw:style-name="gr20" draw:text-style-name="P2" draw:layer="layout" svg:width="0.174cm" svg:height="0.757cm" svg:x="12.774cm" svg:y="10.709cm" svg:viewBox="0 0 175 758" draw:points="100,758 175,0 0,718">
          <text:p/>
        </draw:polygon>
        <draw:polygon draw:style-name="gr20" draw:text-style-name="P2" draw:layer="layout" svg:width="0.174cm" svg:height="0.705cm" svg:x="13.199cm" svg:y="10.8cm" svg:viewBox="0 0 175 706" draw:points="75,706 0,0 175,669">
          <text:p/>
        </draw:polygon>
        <draw:polygon draw:style-name="gr20" draw:text-style-name="P2" draw:layer="layout" svg:width="0.174cm" svg:height="0.705cm" svg:x="13.4cm" svg:y="10.801cm" svg:viewBox="0 0 175 706" draw:points="75,706 0,0 175,669">
          <text:p/>
        </draw:polygon>
        <draw:polygon draw:style-name="gr20" draw:text-style-name="P2" draw:layer="layout" svg:width="0.174cm" svg:height="0.705cm" svg:x="13.6cm" svg:y="10.8cm" svg:viewBox="0 0 175 706" draw:points="100,706 175,0 0,669">
          <text:p/>
        </draw:polygon>
        <draw:polygon draw:style-name="gr20" draw:text-style-name="P2" draw:layer="layout" svg:width="0.174cm" svg:height="0.705cm" svg:x="13.399cm" svg:y="10.801cm" svg:viewBox="0 0 175 706" draw:points="100,706 175,0 0,669">
          <text:p/>
        </draw:polygon>
        <draw:polygon draw:style-name="gr20" draw:text-style-name="P2" draw:layer="layout" svg:width="0.174cm" svg:height="0.608cm" svg:x="13.8cm" svg:y="11.092cm" svg:viewBox="0 0 175 609" draw:points="75,609 0,0 175,577">
          <text:p/>
        </draw:polygon>
        <draw:polygon draw:style-name="gr20" draw:text-style-name="P2" draw:layer="layout" svg:width="0.174cm" svg:height="0.608cm" svg:x="14.001cm" svg:y="11.093cm" svg:viewBox="0 0 175 609" draw:points="75,609 0,0 175,577">
          <text:p/>
        </draw:polygon>
        <draw:polygon draw:style-name="gr20" draw:text-style-name="P2" draw:layer="layout" svg:width="0.174cm" svg:height="0.608cm" svg:x="14.201cm" svg:y="11.092cm" svg:viewBox="0 0 175 609" draw:points="100,609 175,0 0,577">
          <text:p/>
        </draw:polygon>
        <draw:polygon draw:style-name="gr20" draw:text-style-name="P2" draw:layer="layout" svg:width="0.174cm" svg:height="0.608cm" svg:x="14cm" svg:y="11.093cm" svg:viewBox="0 0 175 609" draw:points="100,609 175,0 0,577">
          <text:p/>
        </draw:polygon>
        <draw:custom-shape draw:style-name="gr21" draw:text-style-name="P4" draw:layer="layout" svg:width="5.025cm" svg:height="0.2cm" svg:x="8.551cm" svg:y="15.1cm">
          <text:p/>
          <draw:enhanced-geometry svg:viewBox="0 0 21600 21600" draw:mirror-vertical="true" draw:type="rectangle" draw:enhanced-path="M 0 0 L 21600 0 21600 21600 0 21600 0 0 Z N"/>
        </draw:custom-shape>
        <draw:custom-shape draw:style-name="gr12" draw:text-style-name="P4" draw:layer="layout" svg:width="0.475cm" svg:height="1.4cm" svg:x="7.764cm" svg:y="15.3cm">
          <text:p/>
          <draw:enhanced-geometry svg:viewBox="0 0 21600 21600" draw:mirror-horizontal="true" draw:type="rectangle" draw:enhanced-path="M 0 0 L 21600 0 21600 21600 0 21600 0 0 Z N"/>
        </draw:custom-shape>
        <draw:custom-shape draw:style-name="gr21" draw:text-style-name="P4" draw:layer="layout" svg:width="0.475cm" svg:height="0.2cm" svg:x="7.764cm" svg:y="15.1cm">
          <text:p/>
          <draw:enhanced-geometry svg:viewBox="0 0 21600 21600" draw:mirror-vertical="true" draw:mirror-horizontal="true" draw:type="rectangle" draw:enhanced-path="M 0 0 L 21600 0 21600 21600 0 21600 0 0 Z N"/>
        </draw:custom-shape>
      </draw:page>
      <draw:page draw:name="page4" draw:style-name="dp1" draw:master-page-name="標準">
        <draw:path draw:style-name="gr22" draw:text-style-name="P2" draw:layer="layout" svg:width="0.775cm" svg:height="1.061cm" draw:transform="skewX (0.399156799931103) rotate (-2.50646733878906) translate (3.88547660256643cm 23.452989787413cm)" svg:viewBox="0 0 776 1062" svg:d="m716 221c-45-96-349-174-440-174s-114-58-160 32c-39 88-116 168-116 171 77 44-27 146 22 226 55 86 195 368 194 369 0 0-33 217 57 217s410-175 455-272c45-88-29-293 48-338v0c-78-44-15-142-60-231zm-492-221zm552 941z">
          <text:p/>
        </draw:path>
        <draw:frame draw:style-name="gr1" draw:text-style-name="P1" draw:layer="layout" svg:width="16.119cm" svg:height="2.156cm" svg:x="1.006cm" svg:y="2.325cm">
          <draw:text-box>
            <text:p><text:span text:style-name="T1">なぞなぞであそぼう</text:span></text:p>
          </draw:text-box>
        </draw:frame>
        <draw:path draw:style-name="gr23" draw:text-style-name="P2" draw:layer="layout" svg:width="1.023cm" svg:height="1.674cm" svg:x="2.601cm" svg:y="22.147cm" svg:viewBox="0 0 1024 1675" svg:d="m196 350c80-160 640-175 800-175s-424 157-344 305c68 148 48 411 48 415-136 74 20 115-48 250-80 148 105 296 105 300 0 0 249 230 89 230s-682-195-762-355c-80-148 53-490-84-563v0c137-74 116-259 196-407zm775-350zm-971 1570z">
          <text:p/>
        </draw:path>
        <draw:frame draw:style-name="gr1" draw:text-style-name="P3" draw:layer="layout" svg:width="16.8cm" svg:height="16.761cm" svg:x="1.975cm" svg:y="7.85cm">
          <draw:text-box>
            <text:p><text:span text:style-name="T2">「にゃー」　と　なくどうぶつ　と　「わん」　と　なくどうぶつは？</text:span></text:p>
            <text:p><text:span text:style-name="T2"/></text:p>
            <text:p><text:span text:style-name="T2"/></text:p>
            <text:p><text:span text:style-name="T2">＿＿＿＿＿＿＿＿　　　＿＿＿＿＿＿＿＿＿＿＿＿　</text:span></text:p>
            <text:p><text:span text:style-name="T2"/></text:p>
            <text:p><text:span text:style-name="T2"/></text:p>
            <text:p><text:span text:style-name="T2"/></text:p>
            <text:p><text:span text:style-name="T2"/></text:p>
            <text:p><text:span text:style-name="T2">あまくてぷるぷるしてあたまがちゃいろのおかしはなんだ？</text:span></text:p>
            <text:p><text:span text:style-name="T2"/></text:p>
            <text:p><text:span text:style-name="T2"/></text:p>
            <text:p><text:span text:style-name="T2"/></text:p>
            <text:p><text:span text:style-name="T2">＿＿＿＿＿＿＿＿</text:span></text:p>
            <text:p><text:span text:style-name="T2"/></text:p>
            <text:p><text:span text:style-name="T2"/></text:p>
            <text:p><text:span text:style-name="T2"/></text:p>
            <text:p><text:span text:style-name="T2">はっぱがまるまっているやさいは？</text:span></text:p>
            <text:p><text:span text:style-name="T2"/></text:p>
            <text:p><text:span text:style-name="T2"/></text:p>
            <text:p><text:span text:style-name="T2"/></text:p>
            <text:p><text:span text:style-name="T2">＿＿＿＿＿＿＿　　　＿＿＿＿＿＿＿　　＿＿＿＿＿＿＿　　</text:span></text:p>
            <text:p><text:span text:style-name="T2"/></text:p>
            <text:p><text:span text:style-name="T2"/></text:p>
            <text:p><text:span text:style-name="T2"/></text:p>
            <text:p><text:span text:style-name="T2"/></text:p>
            <text:p><text:span text:style-name="T2"/></text:p>
          </draw:text-box>
        </draw:frame>
        <draw:path draw:style-name="gr12" draw:text-style-name="P4" draw:layer="layout" svg:width="1.831cm" svg:height="1.43cm" svg:x="6.85cm" svg:y="15.125cm" svg:viewBox="0 0 1832 1431" svg:d="m0 1300c23-450 100-875 200-1300 158 0 1192 25 1350 25-15 344 138 564 225 775 63 154 64 300 50 500-25 175-1834 174-1825 0z">
          <text:p/>
        </draw:path>
        <draw:custom-shape draw:style-name="gr24" draw:text-style-name="P2" draw:layer="layout" svg:width="0.3cm" svg:height="0.3cm" svg:x="5.223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 draw:text-style-name="P2" draw:layer="layout" svg:width="1.547cm" svg:height="0.74cm" svg:x="4.475cm" svg:y="12.159cm" svg:viewBox="0 0 1548 741" svg:d="m1122 102c227 0 400 108 400 250 11 52 53 269 0 350-12 19-68-194-100-200-32-13 22 139 0 200-7 20-91-11-100 0-38 17 67-167 0-200-46-23-166 5-200 0-1 1-69 158-100 200-40 54-48-3-100 0-18 1 20-43 0-100-14-41-88-101-100-100-12 8 95 55 100 100s-92 87-100 100c-33 69-77 33-100 0-72-45 1-272 0-350 41-7-120 3-300-50s-378-169-400-200c-7-21-46-115 0-100 138 45 473 280 700 300 217 11 344-202 400-200zm-400 0zm801 501z">
          <text:p/>
        </draw:path>
        <draw:path draw:style-name="gr25" draw:text-style-name="P2" draw:layer="layout" svg:width="1.8cm" svg:height="1.9cm" svg:x="5.423cm" svg:y="10.599cm" svg:viewBox="0 0 1801 1901" svg:d="m800 500h200 100l600-500v800l94 272 5 78-5 78-13 76-21 73-30 69-37 66-44 62-51 58-58 52-63 48-69 43-74 37-79 31-84 24-87 18-91 11-94 4-94-4-91-11-87-18-84-24-78-31-75-37-68-43-64-48-57-52-51-58-44-62-37-66-30-69-21-73-14-76-4-78 4-78 14-76 21-73 30-69 37-66 44-62 50-726zm-200 400zm1801 1501z">
          <text:p/>
        </draw:path>
        <draw:custom-shape draw:style-name="gr9" draw:text-style-name="P2" draw:layer="layout" svg:width="0.32cm" svg:height="0.32cm" svg:x="5.823cm" svg:y="1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08cm" svg:height="0.16cm" svg:x="5.983cm" svg:y="1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32cm" svg:height="0.32cm" svg:x="6.523cm" svg:y="1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08cm" svg:height="0.16cm" svg:x="6.683cm" svg:y="1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0.2cm" svg:height="0.1cm" svg:x="6.223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2" draw:layer="layout" svg:x1="5.923cm" svg:y1="12.3cm" svg:x2="6.323cm" svg:y2="12.1cm">
          <text:p/>
        </draw:line>
        <draw:line draw:style-name="gr7" draw:text-style-name="P2" draw:layer="layout" svg:x1="6.623cm" svg:y1="12.3cm" svg:x2="6.323cm" svg:y2="12.1cm">
          <text:p/>
        </draw:line>
        <draw:line draw:style-name="gr7" draw:text-style-name="P2" draw:layer="layout" svg:x1="6.323cm" svg:y1="12cm" svg:x2="6.323cm" svg:y2="12.1cm">
          <text:p/>
        </draw:line>
        <draw:path draw:style-name="gr7" draw:text-style-name="P2" draw:layer="layout" svg:width="0.386cm" svg:height="0.027cm" draw:transform="rotate (0.108559479474047) translate (6.78826780023943cm 11.9989311787985cm)" svg:viewBox="0 0 387 28" svg:d="m0 25c129 7 260 0 387-25">
          <text:p/>
        </draw:path>
        <draw:path draw:style-name="gr7" draw:text-style-name="P2" draw:layer="layout" svg:width="0.354cm" svg:height="0.044cm" draw:transform="rotate (0.108559479474047) translate (6.8cm 12.1cm)" svg:viewBox="0 0 355 45" svg:d="m0 0c129 7 227 64 355 39">
          <text:p/>
        </draw:path>
        <draw:path draw:style-name="gr7" draw:text-style-name="P2" draw:layer="layout" svg:width="0.324cm" svg:height="0.089cm" draw:transform="rotate (0.108559479474047) translate (6.8cm 12.175cm)" svg:viewBox="0 0 325 90" svg:d="m0 0c129 7 197 111 325 86">
          <text:p/>
        </draw:path>
        <draw:path draw:style-name="gr7" draw:text-style-name="P2" draw:layer="layout" svg:width="0.386cm" svg:height="0.027cm" draw:transform="rotate (-0.107512281922851) translate (5.491cm 11.958cm)" svg:viewBox="0 0 387 28" svg:d="m387 26c-129 7-260-1-387-26">
          <text:p/>
        </draw:path>
        <draw:path draw:style-name="gr7" draw:text-style-name="P2" draw:layer="layout" svg:width="0.354cm" svg:height="0.044cm" draw:transform="rotate (-0.109432144100045) translate (5.51125817714417cm 12.0622438757372cm)" svg:viewBox="0 0 355 45" svg:d="m355 0c-129 7-227 64-355 39">
          <text:p/>
        </draw:path>
        <draw:path draw:style-name="gr7" draw:text-style-name="P2" draw:layer="layout" svg:width="0.324cm" svg:height="0.089cm" draw:transform="rotate (-0.108734012399247) translate (5.54130376860877cm 12.140773003829cm)" svg:viewBox="0 0 325 90" svg:d="m325 0c-129 7-198 111-325 86">
          <text:p/>
        </draw:path>
        <draw:custom-shape draw:style-name="gr27" draw:text-style-name="P2" draw:layer="layout" svg:width="0.3cm" svg:height="0.3cm" svg:x="11.077cm" svg:y="12.41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path draw:style-name="gr28" draw:text-style-name="P2" draw:layer="layout" svg:width="1.547cm" svg:height="0.74cm" svg:x="10.577cm" svg:y="12.175cm" svg:viewBox="0 0 1548 741" svg:d="m426 102c-227 0-400 108-400 250-11 52-53 269 0 350 12 19 68-194 100-200 32-13-22 139 0 200 7 20 91-11 100 0 38 17-67-167 0-200 46-23 166 5 200 0 1 1 69 158 100 200 40 54 48-3 100 0 18 1-20-43 0-100 14-41 88-101 100-100 12 8-95 55-100 100s92 87 100 100c33 69 77 33 100 0 72-45-1-272 0-350-41-7 120 3 300-50s378-169 400-200c7-21 46-115 0-100-138 45-473 280-700 300-217 11-344-202-400-200zm400 0zm-801 501z">
          <text:p/>
        </draw:path>
        <draw:path draw:style-name="gr28" draw:text-style-name="P2" draw:layer="layout" svg:width="1.8cm" svg:height="1.749cm" svg:x="9.625cm" svg:y="10.775cm" svg:viewBox="0 0 1801 1750" svg:d="m1001 349h-200l-326-349-325 125-49 524-94 272-5 78 5 78 13 76 21 73 30 69 37 66 44 62 51 58 58 52 63 48 69 43 74 37 79 31 84 24 87 18 91 11 94 4 94-4 91-11 87-18 84-24 78-31 75-37 68-43 64-48 57-52 51-58 44-62 37-66 30-69 21-73 14-76 4-78-4-78-14-76-21-73-30-69-37-66-145-562-300-75zm551 249zm-1801 1501z">
          <text:p/>
        </draw:path>
        <draw:custom-shape draw:style-name="gr9" draw:text-style-name="P2" draw:layer="layout" svg:width="0.32cm" svg:height="0.32cm" svg:x="10.706cm" svg:y="11.5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08cm" svg:height="0.16cm" svg:x="10.786cm" svg:y="11.5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32cm" svg:height="0.32cm" svg:x="10.006cm" svg:y="11.5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08cm" svg:height="0.16cm" svg:x="10.086cm" svg:y="11.5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path draw:style-name="gr29" draw:text-style-name="P2" draw:layer="layout" svg:width="0.606cm" svg:height="0.623cm" draw:transform="rotate (0.108559479474047) translate (9.679035421573cm 11.8689903107912cm)" svg:viewBox="0 0 607 624" svg:d="m607 624c-692-167-636-396-570-539s359-62 535-68z">
          <text:p/>
        </draw:path>
        <draw:custom-shape draw:style-name="gr30" draw:text-style-name="P2" draw:layer="layout" svg:width="0.325cm" svg:height="0.275cm" svg:x="9.641cm" svg:y="1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0.45cm" svg:height="0.575cm" svg:x="10.075cm" svg:y="1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2" draw:text-style-name="P2" draw:layer="layout" svg:width="0.349cm" svg:height="0.449cm" svg:x="9.725cm" svg:y="10.625cm" svg:viewBox="0 0 350 450" svg:d="m350 125-125 325-225-200zm49-250zm76 375z">
          <text:p/>
        </draw:path>
        <draw:path draw:style-name="gr32" draw:text-style-name="P2" draw:layer="layout" svg:width="0.3cm" svg:height="0.399cm" svg:x="10.874cm" svg:y="10.625cm" svg:viewBox="0 0 301 400" svg:d="m301 225-250 175-50-250zm-1-150zm76 375z">
          <text:p/>
        </draw:path>
        <draw:path draw:style-name="gr33" draw:text-style-name="P2" draw:layer="layout" svg:width="1.35cm" svg:height="0.5cm" svg:x="7.05cm" svg:y="14.9cm" svg:viewBox="0 0 1351 501" svg:d="m675 0c383 0 675 75 675 250-225 83-650 50-675 250-225-83-675-108-675-250s292-250 675-250zm-675 0zm1351 501z">
          <text:p/>
        </draw:path>
        <draw:path draw:style-name="gr12" draw:text-style-name="P4" draw:layer="layout" svg:width="0.861cm" svg:height="0.792cm" svg:x="7.715cm" svg:y="15.151cm" svg:viewBox="0 0 862 793" svg:d="m860 774c-250 100-950-200-850-625 158 0 517-149 675-149 50 574 200 574 175 774z">
          <text:p/>
        </draw:path>
        <draw:path draw:style-name="gr34" draw:text-style-name="P2" draw:layer="layout" svg:width="0.722cm" svg:height="1.3cm" draw:transform="skewX (0.0361283155162826) rotate (-0.600218729760851) translate (3.37594465345541cm 22.2995072615911cm)" svg:viewBox="0 0 723 1301" svg:d="m78 271c60-118 457-213 576-213s-228 185-169 294c51 109 36 302 36 305-101 55 15 85-36 184-59 109 78 218 78 221 0 0 213 239 94 239s-535-214-594-332c-60-109 39-360-63-414v0c102-54 19-176 78-284zm645-271zm-723 1152z">
          <text:p/>
        </draw:path>
        <draw:path draw:style-name="gr23" draw:text-style-name="P2" draw:layer="layout" svg:width="1.153cm" svg:height="1.591cm" svg:x="3.022cm" svg:y="22.183cm" svg:viewBox="0 0 1154 1592" svg:d="m1029 370c-95-160-413-165-400-325-149 86 35 41-114-45-13 0-307 70-311 70 13 160 270 262 175 410-81 148 200 40 200 40 0 12 75 246 75 250 162 74-356 240-275 375 95 148-125 296-125 300 0 0-208 19-29 119s734-84 829-244c95-148-63-490 100-563v0c-163-74-30-239-125-387zm-1029-370zm1154 1570z">
          <text:p/>
        </draw:path>
        <draw:path draw:style-name="gr35" draw:text-style-name="P2" draw:layer="layout" svg:width="0.551cm" svg:height="1.061cm" draw:transform="skewX (0.399156799931103) rotate (0.831474855650098) translate (3.39683434954249cm 22.5026638669992cm)" svg:viewBox="0 0 552 1062" svg:d="m492 221c-45-96-349-174-440-174s175 152 129 241c-38 88-27 246-27 249 77 44-12 69 27 149 45 89-60 178-60 181 0 0-162 195-72 195s409-175 455-271c45-89-30-294 48-338v0c-78-44-14-143-60-232zm-492-221zm552 941z">
          <text:p/>
        </draw:path>
        <draw:path draw:style-name="gr36" draw:text-style-name="P2" draw:layer="layout" svg:width="0.551cm" svg:height="1.061cm" draw:transform="skewX (0.399156799931103) rotate (-0.200887396904548) translate (3.96690148136168cm 22.7721509651668cm)" svg:viewBox="0 0 552 1062" svg:d="m492 221c-45-96-349-174-440-174s175 152 129 241c-38 88-27 246-27 249 77 44-12 69 27 149 45 89-60 178-60 181 0 0-162 195-72 195s409-175 455-271c45-89-30-294 48-338v0c-78-44-14-143-60-232zm-492-221zm552 941z">
          <text:p/>
        </draw:path>
        <draw:path draw:style-name="gr35" draw:text-style-name="P2" draw:layer="layout" svg:width="0.775cm" svg:height="1.061cm" draw:transform="skewX (0.399156799931103) rotate (-2.50646733878906) translate (9.95647660256643cm 23.577989787413cm)" svg:viewBox="0 0 776 1062" svg:d="m716 221c-45-96-349-174-440-174s-114-58-160 32c-39 88-116 168-116 171 77 44-27 146 22 226 55 86 195 368 194 369 0 0-33 217 57 217s410-175 455-272c45-88-29-293 48-338v0c-78-44-15-142-60-231zm-492-221zm552 941z">
          <text:p/>
        </draw:path>
        <draw:path draw:style-name="gr34" draw:text-style-name="P2" draw:layer="layout" svg:width="0.722cm" svg:height="1.3cm" draw:transform="skewX (0.0361283155162827) rotate (-0.600218729760851) translate (9.4469446534554cm 22.424507261591cm)" svg:viewBox="0 0 723 1301" svg:d="m78 271c60-118 457-213 576-213s-228 185-169 294c51 109 36 302 36 305-101 55 15 85-36 184-59 109 78 218 78 221 0 0 213 239 94 239s-535-214-594-332c-60-109 39-360-63-414v0c102-54 19-176 78-284zm645-271zm-723 1152z">
          <text:p/>
        </draw:path>
        <draw:path draw:style-name="gr37" draw:text-style-name="P2" draw:layer="layout" svg:width="1.153cm" svg:height="1.591cm" svg:x="9.093cm" svg:y="22.308cm" svg:viewBox="0 0 1154 1592" svg:d="m1004 414c-95-160-238 35-225-125-149 86 124 211-25 125-13 0-246 25-250 25 13 160-50 25-25 75 50 59 100 25 100 25 0 12 75 227 75 231 162 74-356 240-275 375 95 148-125 296-125 300 0 0-208 19-29 119s734-84 829-244c95-148 75-581 75-581 0-143-30-177-125-325zm-1004-414zm1154 1570z">
          <text:p/>
        </draw:path>
        <draw:path draw:style-name="gr36" draw:text-style-name="P2" draw:layer="layout" svg:width="1.017cm" svg:height="1.404cm" draw:transform="skewX (0.399156799931103) rotate (-2.50646733878906) translate (16.2295254334767cm 23.5842399267923cm)" svg:viewBox="0 0 1018 1405" svg:d="m958 221c-45-96-349-174-439-174s-115-58-161 32c-39 88-116 168-116 171 77 44-27 146 22 226 55 86-263 766-264 768 0 0 449 161 539 161s386-518 431-615c45-88-29-293 48-338v0c-78-44-14-142-60-231zm-492-221zm552 941z">
          <text:p/>
        </draw:path>
        <draw:path draw:style-name="gr36" draw:text-style-name="P2" draw:layer="layout" svg:width="0.959cm" svg:height="1.498cm" draw:transform="skewX (0.0361283155162826) rotate (-0.600218729760851) translate (15.5297835107019cm 22.2055586135366cm)" svg:viewBox="0 0 960 1499" svg:d="m6 234c60-118 258-235 377-234s279 443 339 551c51 109 36 302 36 305-102 54 15 85-36 184-59 108 78 218 79 220 0 0 212 240 93 239s-535-214-595-331c-59-109 40-360-62-414v0c102-54-290-413-231-520zm954-35zm-723 1152z">
          <text:p/>
        </draw:path>
        <draw:path draw:style-name="gr36" draw:text-style-name="P2" draw:layer="layout" svg:width="1.103cm" svg:height="1.713cm" draw:transform="skewX (0.399156799931103) rotate (-0.200887396904548) translate (15.8459106913034cm 22.3593311665985cm)" svg:viewBox="0 0 1104 1714" svg:d="m548 60c-46-96-449-48-540-48s637 979 591 1069c-38 89 107 181 107 184 77 44-11 69 28 150 45 89-61 177-60 180 0 0 0 119 92 119s245-99 290-195c46-89-29-293 48-337v0c-77-45-511-1033-556-1122zm5 668zm551 941z">
          <text:p/>
        </draw:path>
        <draw:path draw:style-name="gr37" draw:text-style-name="P2" draw:layer="layout" svg:width="1.023cm" svg:height="1.674cm" svg:x="8.672cm" svg:y="22.272cm" svg:viewBox="0 0 1024 1675" svg:d="m196 350c80-160 640-175 800-175s-424 157-344 305c68 148 48 411 48 415-136 74 20 115-48 250-80 148 105 296 105 300 0 0 249 230 89 230s-682-195-762-355c-80-148 53-490-84-563v0c137-74 116-259 196-407zm775-350zm-971 1570z">
          <text:p/>
        </draw:path>
        <draw:path draw:style-name="gr36" draw:text-style-name="P2" draw:layer="layout" svg:width="0.513cm" svg:height="1.2cm" draw:transform="skewX (-0.0225147473507268) rotate (0.346098790670475) translate (8.5209545262817cm 22.8985918177456cm)" svg:viewBox="0 0 514 1201" svg:d="m286 504c129-66-20 50 198-215-73 133-144 266-216 399 52 23 153-139 205-116-65 30-178 153-184 201 2 40 30 86 72 160 13 28 97-123 115-92 6 12-60 121-72 188-18 99 13 167 16 167 6 34-176-115-215-132-26-44-190-336-204-369s244 156 238 140c-83-158-182-306-157-352 66 105-4 79 123 233 27-71-25-143 17-182-40-175 50-410 151-534-54 141-103 338-87 504zm228-261zm-324 904z">
          <text:p/>
        </draw:path>
        <draw:path draw:style-name="gr36" draw:text-style-name="P2" draw:layer="layout" svg:width="0.538cm" svg:height="1.211cm" draw:transform="skewX (-0.0115191730631626) rotate (-0.363726616115619) translate (9.9067297541517cm 22.7075650046564cm)" svg:viewBox="0 0 539 1212" svg:d="m358 420c-122-66-74 130-282-133 69 132 105 68 174 200-50 24-115 59-164 82 62 29 185-60 190-11-2 39-5 95-45 169-11 27-213-77-231-46-5 12 72 301 83 368 17 98 8 158 5 158-6 34 218-133 254-150 25-43 182-334 196-366s-108 27-102 11c79-157 105-244 81-289-64 104 29-38-92 115-26-71 37-41-2-79 37-174-145-326-242-449 52 140 192 254 177 420zm-311-178zm310 897z">
          <text:p/>
        </draw:path>
        <draw:path draw:style-name="gr36" draw:text-style-name="P2" draw:layer="layout" svg:width="0.97cm" svg:height="1.874cm" svg:x="14.832cm" svg:y="22.197cm" svg:viewBox="0 0 971 1875" svg:d="m139 475c80-160-210-475-50-475s520 477 600 625c68 148 68 966 68 970 0 0 117 280-43 280s-550-245-630-405c-80-148 5-570 5-570 100-250-30-277 50-425zm832-325zm-971 1570z">
          <text:p/>
        </draw:path>
        <draw:path draw:style-name="gr38" draw:text-style-name="P2" draw:layer="layout" svg:width="0.003cm" svg:height="0.014cm" svg:x="14.846cm" svg:y="22.147cm" svg:viewBox="0 0 4 15" svg:d="m0 0c1 5 3 10 4 15">
          <text:p/>
        </draw:path>
        <draw:path draw:style-name="gr38" draw:text-style-name="P2" draw:layer="layout" svg:width="0.015cm" svg:height="0.012cm" svg:x="14.846cm" svg:y="22.147cm" svg:viewBox="0 0 16 13" svg:d="m0 0c6 3 12 8 16 13">
          <text:p/>
        </draw:path>
        <draw:path draw:style-name="gr38" draw:text-style-name="P2" draw:layer="layout" svg:width="0.004cm" svg:height="0.012cm" svg:x="14.846cm" svg:y="22.147cm" svg:viewBox="0 0 5 13" svg:d="m5 0c-2 4-4 9-5 13">
          <text:p/>
        </draw:path>
        <draw:path draw:style-name="gr38" draw:text-style-name="P2" draw:layer="layout" svg:width="0.006cm" svg:height="0.015cm" svg:x="14.846cm" svg:y="22.147cm" svg:viewBox="0 0 7 16" svg:d="m7 0c-3 4-5 10-7 16">
          <text:p/>
        </draw:path>
        <draw:path draw:style-name="gr38" draw:text-style-name="P2" draw:layer="layout" svg:width="0.001cm" svg:height="0.011cm" svg:x="14.846cm" svg:y="22.147cm" svg:viewBox="0 0 2 12" svg:d="m0 0c0 3 3 11 2 12">
          <text:p/>
        </draw:path>
        <draw:path draw:style-name="gr38" draw:text-style-name="P2" draw:layer="layout" svg:width="0.016cm" svg:height="0.023cm" svg:x="14.846cm" svg:y="22.147cm" svg:viewBox="0 0 17 24" svg:d="m17 0c-4 9-10 18-17 24">
          <text:p/>
        </draw:path>
        <draw:path draw:style-name="gr38" draw:text-style-name="P2" draw:layer="layout" svg:width="0.037cm" svg:height="0.065cm" svg:x="14.846cm" svg:y="22.147cm" svg:viewBox="0 0 38 66" svg:d="m38 66c2-15-9-52-38-66">
          <text:p/>
        </draw:path>
        <draw:path draw:style-name="gr38" draw:text-style-name="P2" draw:layer="layout" svg:width="0.002cm" svg:height="0.016cm" svg:x="14.846cm" svg:y="22.147cm" svg:viewBox="0 0 3 17" svg:d="m0 17c2-6 2-11 3-17">
          <text:p/>
        </draw:path>
        <draw:path draw:style-name="gr38" draw:text-style-name="P2" draw:layer="layout" svg:width="0.007cm" svg:height="0.015cm" svg:x="14.846cm" svg:y="22.147cm" svg:viewBox="0 0 8 16" svg:d="m8 16c-4-5-6-11-8-16">
          <text:p/>
        </draw:path>
        <draw:path draw:style-name="gr38" draw:text-style-name="P2" draw:layer="layout" svg:width="0.012cm" svg:height="0.003cm" svg:x="14.846cm" svg:y="22.147cm" svg:viewBox="0 0 13 4" svg:d="m0 4c4-1 9-2 13-4">
          <text:p/>
        </draw:path>
        <draw:path draw:style-name="gr38" draw:text-style-name="P2" draw:layer="layout" svg:width="0.029cm" svg:height="0.007cm" svg:x="14.846cm" svg:y="22.147cm" svg:viewBox="0 0 30 8" svg:d="m0 0c8 5 17 9 30 8">
          <text:p/>
        </draw:path>
        <draw:path draw:style-name="gr39" draw:text-style-name="P2" draw:layer="layout" svg:width="0.714cm" svg:height="0.505cm" svg:x="15.296cm" svg:y="22.097cm" svg:viewBox="0 0 715 506" svg:d="m122 132c-11-49 44-96 101-96 17 0 37 5 51 12 14-23 41-36 71-36 21 0 42 7 57 19 11-20 33-31 59-31 20 0 39 8 50 21 15-13 35-21 57-21 35 0 65 20 72 50 33 8 58 35 58 65 0 9-1 18-6 27 14 15 23 33 23 52 0 42-39 78-90 84 0 41-38 73-86 73-16 0-72 157-85 149-13 36-14-99-58-99-34 0-126-28-146-51-18 9-5 150-55 150-42 0-13 5-33-25-48-1-162-170-162-200 0-14 86-30 96-41-20-9-31-26-31-47 0-28 25-51 57-55zm-57-132zm650 401z">
          <text:p/>
        </draw:path>
        <draw:path draw:style-name="gr38" draw:text-style-name="P2" draw:layer="layout" svg:width="0.003cm" svg:height="0.014cm" svg:x="15.446cm" svg:y="22.172cm" svg:viewBox="0 0 4 15" svg:d="m0 0c1 5 3 10 4 15">
          <text:p/>
        </draw:path>
        <draw:path draw:style-name="gr38" draw:text-style-name="P2" draw:layer="layout" svg:width="0.015cm" svg:height="0.012cm" svg:x="15.446cm" svg:y="22.172cm" svg:viewBox="0 0 16 13" svg:d="m0 0c6 3 12 8 16 13">
          <text:p/>
        </draw:path>
        <draw:path draw:style-name="gr38" draw:text-style-name="P2" draw:layer="layout" svg:width="0.004cm" svg:height="0.012cm" svg:x="15.446cm" svg:y="22.172cm" svg:viewBox="0 0 5 13" svg:d="m5 0c-2 4-4 9-5 13">
          <text:p/>
        </draw:path>
        <draw:path draw:style-name="gr38" draw:text-style-name="P2" draw:layer="layout" svg:width="0.006cm" svg:height="0.015cm" svg:x="15.446cm" svg:y="22.172cm" svg:viewBox="0 0 7 16" svg:d="m7 0c-3 4-5 10-7 16">
          <text:p/>
        </draw:path>
        <draw:path draw:style-name="gr38" draw:text-style-name="P2" draw:layer="layout" svg:width="0.001cm" svg:height="0.011cm" svg:x="15.446cm" svg:y="22.172cm" svg:viewBox="0 0 2 12" svg:d="m0 0c0 3 3 11 2 12">
          <text:p/>
        </draw:path>
        <draw:path draw:style-name="gr38" draw:text-style-name="P2" draw:layer="layout" svg:width="0.016cm" svg:height="0.023cm" svg:x="15.446cm" svg:y="22.172cm" svg:viewBox="0 0 17 24" svg:d="m17 0c-4 9-10 18-17 24">
          <text:p/>
        </draw:path>
        <draw:path draw:style-name="gr38" draw:text-style-name="P2" draw:layer="layout" svg:width="0.037cm" svg:height="0.065cm" svg:x="15.446cm" svg:y="22.172cm" svg:viewBox="0 0 38 66" svg:d="m38 66c2-15-9-52-38-66">
          <text:p/>
        </draw:path>
        <draw:path draw:style-name="gr38" draw:text-style-name="P2" draw:layer="layout" svg:width="0.002cm" svg:height="0.016cm" svg:x="15.446cm" svg:y="22.172cm" svg:viewBox="0 0 3 17" svg:d="m0 17c2-6 2-11 3-17">
          <text:p/>
        </draw:path>
        <draw:path draw:style-name="gr38" draw:text-style-name="P2" draw:layer="layout" svg:width="0.007cm" svg:height="0.015cm" svg:x="15.446cm" svg:y="22.172cm" svg:viewBox="0 0 8 16" svg:d="m8 16c-4-5-6-11-8-16">
          <text:p/>
        </draw:path>
        <draw:path draw:style-name="gr38" draw:text-style-name="P2" draw:layer="layout" svg:width="0.012cm" svg:height="0.003cm" svg:x="15.446cm" svg:y="22.172cm" svg:viewBox="0 0 13 4" svg:d="m0 4c4-1 9-2 13-4">
          <text:p/>
        </draw:path>
        <draw:path draw:style-name="gr38" draw:text-style-name="P2" draw:layer="layout" svg:width="0.029cm" svg:height="0.007cm" svg:x="15.446cm" svg:y="22.172cm" svg:viewBox="0 0 30 8" svg:d="m0 0c8 5 17 9 30 8">
          <text:p/>
        </draw:path>
        <draw:path draw:style-name="gr39" draw:text-style-name="P2" draw:layer="layout" svg:width="0.706cm" svg:height="0.676cm" svg:x="15.792cm" svg:y="22.222cm" svg:viewBox="0 0 707 677" svg:d="m114 132c-11-49 45-96 102-96 16 0 36 5 50 12 14-23 42-36 72-36 20 0 41 7 57 19 10-20 32-31 58-31 21 0 39 8 51 21 14-13 43-1 50 29 34 8 50 20 50 50 0 9-20 41-25 50 14 15 25 131 25 150 0 42 26-6-25 0 0 41 48 50 0 50-15 0-81-3-94-11-13 36-53 62-97 62-34 0-65-16-84-39-18 9-9 14-60 14-41 0-80-19-100-49-48-1-115 378-115 348 0-14-36-389-25-400-21-9 53-67 53-88 0-28 25-51 57-55zm-57-132zm650 401z">
          <text:p/>
        </draw:path>
        <draw:path draw:style-name="gr38" draw:text-style-name="P2" draw:layer="layout" svg:width="0.003cm" svg:height="0.014cm" svg:x="15.871cm" svg:y="22.222cm" svg:viewBox="0 0 4 15" svg:d="m0 0c1 5 3 10 4 15">
          <text:p/>
        </draw:path>
        <draw:path draw:style-name="gr38" draw:text-style-name="P2" draw:layer="layout" svg:width="0.015cm" svg:height="0.012cm" svg:x="15.871cm" svg:y="22.222cm" svg:viewBox="0 0 16 13" svg:d="m0 0c6 3 12 8 16 13">
          <text:p/>
        </draw:path>
        <draw:path draw:style-name="gr38" draw:text-style-name="P2" draw:layer="layout" svg:width="0.004cm" svg:height="0.012cm" svg:x="15.871cm" svg:y="22.222cm" svg:viewBox="0 0 5 13" svg:d="m5 0c-2 4-4 9-5 13">
          <text:p/>
        </draw:path>
        <draw:path draw:style-name="gr38" draw:text-style-name="P2" draw:layer="layout" svg:width="0.006cm" svg:height="0.015cm" svg:x="15.871cm" svg:y="22.222cm" svg:viewBox="0 0 7 16" svg:d="m7 0c-3 4-5 10-7 16">
          <text:p/>
        </draw:path>
        <draw:path draw:style-name="gr38" draw:text-style-name="P2" draw:layer="layout" svg:width="0.001cm" svg:height="0.011cm" svg:x="15.871cm" svg:y="22.222cm" svg:viewBox="0 0 2 12" svg:d="m0 0c0 3 3 11 2 12">
          <text:p/>
        </draw:path>
        <draw:path draw:style-name="gr38" draw:text-style-name="P2" draw:layer="layout" svg:width="0.016cm" svg:height="0.023cm" svg:x="15.871cm" svg:y="22.222cm" svg:viewBox="0 0 17 24" svg:d="m17 0c-4 9-10 18-17 24">
          <text:p/>
        </draw:path>
        <draw:path draw:style-name="gr38" draw:text-style-name="P2" draw:layer="layout" svg:width="0.037cm" svg:height="0.065cm" svg:x="15.871cm" svg:y="22.222cm" svg:viewBox="0 0 38 66" svg:d="m38 66c2-15-9-52-38-66">
          <text:p/>
        </draw:path>
        <draw:path draw:style-name="gr38" draw:text-style-name="P2" draw:layer="layout" svg:width="0.002cm" svg:height="0.016cm" svg:x="15.871cm" svg:y="22.222cm" svg:viewBox="0 0 3 17" svg:d="m0 17c2-6 2-11 3-17">
          <text:p/>
        </draw:path>
        <draw:path draw:style-name="gr38" draw:text-style-name="P2" draw:layer="layout" svg:width="0.007cm" svg:height="0.015cm" svg:x="15.871cm" svg:y="22.222cm" svg:viewBox="0 0 8 16" svg:d="m8 16c-4-5-6-11-8-16">
          <text:p/>
        </draw:path>
        <draw:path draw:style-name="gr38" draw:text-style-name="P2" draw:layer="layout" svg:width="0.012cm" svg:height="0.003cm" svg:x="15.871cm" svg:y="22.222cm" svg:viewBox="0 0 13 4" svg:d="m0 4c4-1 9-2 13-4">
          <text:p/>
        </draw:path>
        <draw:path draw:style-name="gr38" draw:text-style-name="P2" draw:layer="layout" svg:width="0.029cm" svg:height="0.007cm" svg:x="15.871cm" svg:y="22.222cm" svg:viewBox="0 0 30 8" svg:d="m0 0c8 5 17 9 30 8">
          <text:p/>
        </draw:path>
        <draw:path draw:style-name="gr39" draw:text-style-name="P2" draw:layer="layout" svg:width="0.802cm" svg:height="1.001cm" svg:x="14.8cm" svg:y="22.097cm" svg:viewBox="0 0 803 1002" svg:d="m57 132c-12-49 44-96 101-96 17 0 37 5 51 12 14-23 41-36 71-36 21 0 42 7 57 19 11-20 33-31 59-31 20 0 38 8 50 21 14-13 35-21 57-21 35 0 65 20 72 50 33 8 96 220 96 250 0 9 56 241 50 250 15 15 75 256 75 275 0 42 26 169-25 175 0 41-204-475-252-475-16 0-52 33-65 25-13 36-86-25-130-25-33 0-45 23-65 0-18 9-22-149-72-149-42 0-81-19-100-49-48-1-73-25-73-55 0-14 7-27 17-38-21-9-31-26-31-47 0-28 25-51 57-55zm-57-132zm650 401z">
          <text:p/>
        </draw:path>
      </draw:page>
      <draw:page draw:name="page5" draw:style-name="dp1" draw:master-page-name="標準">
        <draw:frame draw:style-name="gr1" draw:text-style-name="P1" draw:layer="layout" svg:width="16.119cm" svg:height="2.156cm" svg:x="1.006cm" svg:y="2.325cm">
          <draw:text-box>
            <text:p><text:span text:style-name="T1">なぞなぞであそぼう</text:span></text:p>
          </draw:text-box>
        </draw:frame>
        <draw:frame draw:style-name="gr1" draw:text-style-name="P3" draw:layer="layout" svg:width="14.895cm" svg:height="16.126cm" svg:x="1.975cm" svg:y="7.85cm">
          <draw:text-box>
            <text:p><text:span text:style-name="T2">あかくてサイレンがついているじどうしゃは？</text:span></text:p>
            <text:p><text:span text:style-name="T2"/></text:p>
            <text:p><text:span text:style-name="T2"/></text:p>
            <text:p><text:span text:style-name="T2">＿＿＿＿＿＿＿＿　　　＿＿＿＿＿＿＿＿＿＿＿＿　</text:span></text:p>
            <text:p><text:span text:style-name="T2"/></text:p>
            <text:p><text:span text:style-name="T2"/></text:p>
            <text:p><text:span text:style-name="T2"/></text:p>
            <text:p><text:span text:style-name="T2"/></text:p>
            <text:p><text:span text:style-name="T2">にょろにょろしてあしのないどうぶつは？</text:span></text:p>
            <text:p><text:span text:style-name="T2"/></text:p>
            <text:p><text:span text:style-name="T2"/></text:p>
            <text:p><text:span text:style-name="T2"/></text:p>
            <text:p><text:span text:style-name="T2">＿＿＿＿＿＿＿＿　　ヒント　くねくね</text:span></text:p>
            <text:p><text:span text:style-name="T2"/></text:p>
            <text:p><text:span text:style-name="T2"/></text:p>
            <text:p><text:span text:style-name="T2"/></text:p>
            <text:p><text:span text:style-name="T2">ちょうとっきゅうは？</text:span></text:p>
            <text:p><text:span text:style-name="T2"/></text:p>
            <text:p><text:span text:style-name="T2"/></text:p>
            <text:p><text:span text:style-name="T2"/></text:p>
            <text:p><text:span text:style-name="T2">＿＿＿＿＿＿＿　　　</text:span></text:p>
            <text:p><text:span text:style-name="T2"/></text:p>
            <text:p><text:span text:style-name="T2"/></text:p>
            <text:p><text:span text:style-name="T2"/></text:p>
            <text:p><text:span text:style-name="T2"/></text:p>
          </draw:text-box>
        </draw:frame>
      </draw:page>
      <draw:page draw:name="page6" draw:style-name="dp1" draw:master-page-name="標準">
        <draw:custom-shape draw:style-name="gr40" draw:text-style-name="P2" draw:layer="layout" svg:width="1.025cm" svg:height="1.55cm" svg:x="2.775cm" svg:y="11.65cm">
          <text:p/>
          <draw:enhanced-geometry svg:viewBox="0 0 21600 21600" draw:glue-points="?f7 0 ?f6 ?f1 0 ?f10 ?f6 21600 ?f4 ?f10 21600 ?f9" draw:path-stretchpoint-x="10800" draw:path-stretchpoint-y="10800" draw:text-areas="0 ?f1 ?f4 ?f12" draw:type="cube" draw:modifiers="12715.789473684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 draw:layer="layout" svg:width="1.025cm" svg:height="1.55cm" svg:x="3.525cm" svg:y="11.625cm">
          <text:p/>
          <draw:enhanced-geometry svg:viewBox="0 0 21600 21600" draw:glue-points="?f7 0 ?f6 ?f1 0 ?f10 ?f6 21600 ?f4 ?f10 21600 ?f9" draw:path-stretchpoint-x="10800" draw:path-stretchpoint-y="10800" draw:text-areas="0 ?f1 ?f4 ?f12" draw:type="cube" draw:modifiers="12715.789473684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 draw:layer="layout" svg:width="1.025cm" svg:height="1.55cm" svg:x="4cm" svg:y="11.625cm">
          <text:p/>
          <draw:enhanced-geometry svg:viewBox="0 0 21600 21600" draw:glue-points="?f7 0 ?f6 ?f1 0 ?f10 ?f6 21600 ?f4 ?f10 21600 ?f9" draw:path-stretchpoint-x="10800" draw:path-stretchpoint-y="10800" draw:text-areas="0 ?f1 ?f4 ?f12" draw:type="cube" draw:modifiers="12715.789473684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gon draw:style-name="gr41" draw:text-style-name="P2" draw:layer="layout" svg:width="2.849cm" svg:height="1.349cm" svg:x="15.775cm" svg:y="11.975cm" svg:viewBox="0 0 2850 1350" draw:points="50,450 0,725 75,1150 625,1350 1725,1300 2500,1075 2675,825 2750,700 2850,375 2800,150 2725,50 2550,275 2200,375 1625,375 1275,200 1050,0 900,150 800,300 475,500 200,525">
          <text:p/>
        </draw:polygon>
        <draw:custom-shape draw:style-name="gr42" draw:text-style-name="P2" draw:layer="layout" svg:width="2.125cm" svg:height="1.925cm" svg:x="8.95cm" svg:y="11.45cm">
          <text:p/>
          <draw:enhanced-geometry svg:viewBox="0 0 21600 21600" draw:path-stretchpoint-x="10800" draw:path-stretchpoint-y="10800" draw:text-areas="?f0 ?f0 ?f1 ?f2" draw:type="quad-bevel" draw:modifiers="1036.2473347548"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1" draw:text-style-name="P1" draw:layer="layout" svg:width="16.119cm" svg:height="2.156cm" svg:x="1.006cm" svg:y="2.325cm">
          <draw:text-box>
            <text:p><text:span text:style-name="T1">なぞなぞであそぼう</text:span></text:p>
          </draw:text-box>
        </draw:frame>
        <draw:frame draw:style-name="gr1" draw:text-style-name="P3" draw:layer="layout" svg:width="19.975cm" svg:height="17.396cm" svg:x="1.975cm" svg:y="7.85cm">
          <draw:text-box>
            <text:p><text:span text:style-name="T2">ちゃいろくてしかくくてあまいおかしは？</text:span></text:p>
            <text:p><text:span text:style-name="T2"/></text:p>
            <text:p><text:span text:style-name="T2"/></text:p>
            <text:p><text:span text:style-name="T2">＿＿＿＿＿＿＿＿　　　＿＿＿＿＿＿＿＿　　　　＿＿＿＿＿＿＿＿　　　</text:span></text:p>
            <text:p><text:span text:style-name="T2">　</text:span></text:p>
            <text:p><text:span text:style-name="T2"/></text:p>
            <text:p><text:span text:style-name="T2"/></text:p>
            <text:p><text:span text:style-name="T2"/></text:p>
            <text:p><text:span text:style-name="T2"/></text:p>
            <text:p><text:span text:style-name="T2"/></text:p>
            <text:p><text:span text:style-name="T2">ながいはりとみじかいはりがまわるきかいは？</text:span></text:p>
            <text:p><text:span text:style-name="T2"/></text:p>
            <text:p><text:span text:style-name="T2"/></text:p>
            <text:p><text:span text:style-name="T2"/></text:p>
            <text:p><text:span text:style-name="T2">＿＿＿＿＿＿＿＿　　</text:span></text:p>
            <text:p><text:span text:style-name="T2"/></text:p>
            <text:p><text:span text:style-name="T2"/></text:p>
            <text:p><text:span text:style-name="T2"/></text:p>
            <text:p><text:span text:style-name="T2">いとですをつくるどうぶつは？</text:span></text:p>
            <text:p><text:span text:style-name="T2"/></text:p>
            <text:p><text:span text:style-name="T2"/></text:p>
            <text:p><text:span text:style-name="T2"/></text:p>
            <text:p><text:span text:style-name="T2">＿＿＿＿＿＿＿　　　</text:span></text:p>
            <text:p><text:span text:style-name="T2"/></text:p>
            <text:p><text:span text:style-name="T2"/></text:p>
            <text:p><text:span text:style-name="T2"/></text:p>
            <text:p><text:span text:style-name="T2"/></text:p>
          </draw:text-box>
        </draw:frame>
        <draw:custom-shape draw:style-name="gr40" draw:text-style-name="P2" draw:layer="layout" svg:width="3.175cm" svg:height="1.55cm" svg:x="4.475cm" svg:y="11.625cm">
          <text:p/>
          <draw:enhanced-geometry svg:viewBox="0 0 21600 21600" draw:glue-points="?f7 0 ?f6 ?f1 0 ?f10 ?f6 21600 ?f4 ?f10 21600 ?f9" draw:path-stretchpoint-x="10800" draw:path-stretchpoint-y="10800" draw:text-areas="0 ?f1 ?f4 ?f12" draw:type="cube" draw:modifiers="8523.0174081237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2" draw:layer="layout" svg:width="0.375cm" svg:height="0.275cm" svg:x="9.1cm" svg:y="11.57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9.1cm" svg:y="11.92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9.1cm" svg:y="12.27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9.1cm" svg:y="12.62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9.1cm" svg:y="12.97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9.55cm" svg:y="11.57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9.55cm" svg:y="11.92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9.55cm" svg:y="12.27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9.55cm" svg:y="12.62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9.55cm" svg:y="12.97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10cm" svg:y="11.57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10cm" svg:y="11.92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10cm" svg:y="12.27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10cm" svg:y="12.62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10cm" svg:y="12.97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10.45cm" svg:y="11.57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10.45cm" svg:y="11.92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10.45cm" svg:y="12.27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10.45cm" svg:y="12.62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2" draw:text-style-name="P2" draw:layer="layout" svg:width="0.375cm" svg:height="0.275cm" svg:x="10.45cm" svg:y="12.975cm">
          <text:p/>
          <draw:enhanced-geometry svg:viewBox="0 0 21600 21600" draw:path-stretchpoint-x="10800" draw:path-stretchpoint-y="10800" draw:text-areas="?f0 ?f0 ?f1 ?f2" draw:type="quad-bevel" draw:modifiers="3913.04347826087"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path draw:style-name="gr43" draw:text-style-name="P2" draw:layer="layout" svg:width="1.233cm" svg:height="2.062cm" draw:transform="rotate (-3.02674998880857) translate (11.3425559738903cm 13.3990550280063cm)" svg:viewBox="0 0 1234 2063" svg:d="m366 2037c68 16 196 18 294 26-28-70-87-153-86-212 1-60-113-135-20-182 59-30 144-110 90-171-49-56-50-128-20-183 33-61 136-93 125-173-9-65-75-130-47-197 25-60 64-114 84-177 18-60-5-143 45-187 84-73-94-123 37-171 68-24 122-79 188-106 83-34 119-108 178-163-87-13-204-37-261-39-60-2-117-25-177-26-62-1-120-26-183-27-59-1-117-22-178-26-60-4-124-11-184-21-106-17-61 91-75 142-19 71-13 148-25 219-12 73-12 147-31 218-19 68-10 142-35 206-31 78-34 154-56 232-17 60-13 123-15 185-3 73 26 142 45 209s-4 137-11 203c-8 64-4 131-34 189l-13 61-1 59 8 36z">
          <text:p/>
        </draw:path>
        <draw:path draw:style-name="gr44" draw:text-style-name="P2" draw:layer="layout" svg:width="3.3cm" svg:height="2.05cm" svg:x="10.75cm" svg:y="11.4cm" svg:viewBox="0 0 3301 2051" svg:d="m0 0h3301v2051h-3301l100-101v-1825zm-100-125zm3301 2051z">
          <text:p/>
        </draw:path>
        <draw:path draw:style-name="gr45" draw:text-style-name="P2" draw:layer="layout" svg:width="3.3cm" svg:height="2.05cm" svg:x="10.75cm" svg:y="11.4cm" svg:viewBox="0 0 3301 2051" svg:d="m0 0h3301l-99 98h-3104zm-98-98zm3301 2051z">
          <text:p/>
        </draw:path>
        <draw:path draw:style-name="gr46" draw:text-style-name="P2" draw:layer="layout" svg:width="3.3cm" svg:height="2.05cm" svg:x="10.75cm" svg:y="11.4cm" svg:viewBox="0 0 3301 2051" svg:d="m3301 0v2051l-99-99v-1854zm-3202-98zm3301 2051z">
          <text:p/>
        </draw:path>
        <draw:path draw:style-name="gr47" draw:text-style-name="P2" draw:layer="layout" svg:width="3.3cm" svg:height="2.05cm" svg:x="10.75cm" svg:y="11.4cm" svg:viewBox="0 0 3301 2051" svg:d="m3301 2051h-3301l98-99h3104zm-3202-1952zm3301 2051z">
          <text:p/>
        </draw:path>
        <draw:polygon draw:style-name="gr48" draw:text-style-name="P2" draw:layer="layout" svg:width="0cm" svg:height="0cm" svg:x="10.75cm" svg:y="11.4cm" svg:viewBox="0 0 0 0" draw:points="0,0">
          <text:p/>
        </draw:polygon>
        <draw:polygon draw:style-name="gr48" draw:text-style-name="P2" draw:layer="layout" svg:width="0cm" svg:height="0cm" svg:x="14.051cm" svg:y="13.451cm" svg:viewBox="0 0 0 0" draw:points="0,0">
          <text:p/>
        </draw:polygon>
        <draw:frame draw:style-name="gr1" draw:text-style-name="P5" draw:layer="layout" svg:width="3.499cm" svg:height="0.759cm" svg:x="10.65cm" svg:y="12.066cm">
          <draw:text-box>
            <text:p><text:span text:style-name="T3">Milk Chocolate</text:span></text:p>
          </draw:text-box>
        </draw:frame>
        <draw:polyline draw:style-name="gr49" draw:text-style-name="P2" draw:layer="layout" svg:width="1.343cm" svg:height="0.502cm" draw:transform="rotate (0.179768912955416) translate (15.7028016338652cm 12.4152841669233cm)" svg:viewBox="0 0 1344 503" draw:points="0,264 338,503 595,347 955,183 1136,165 1344,0">
          <text:p/>
        </draw:polyline>
        <draw:polyline draw:style-name="gr49" draw:text-style-name="P2" draw:layer="layout" svg:width="1.593cm" svg:height="0.636cm" draw:transform="rotate (0.179768912955416) translate (15.7564194330306cm 12.6100594014029cm)" svg:viewBox="0 0 1594 637" draw:points="0,523 487,637 854,577 1326,358 1509,188 1594,0">
          <text:p/>
        </draw:polyline>
        <draw:polyline draw:style-name="gr49" draw:text-style-name="P2" draw:layer="layout" svg:width="1.723cm" svg:height="0.688cm" draw:transform="rotate (0.179768912955416) translate (16.2538303120083cm 12.658246274446cm)" svg:viewBox="0 0 1724 689" draw:points="0,678 760,689 1136,579 1485,338 1643,163 1724,0">
          <text:p/>
        </draw:polyline>
        <draw:polyline draw:style-name="gr49" draw:text-style-name="P2" draw:layer="layout" svg:width="0.994cm" svg:height="0.86cm" draw:transform="rotate (0.179768912955416) translate (17.3210565967003cm 12.4279041679007cm)" svg:viewBox="0 0 995 861" draw:points="0,861 557,733 657,599 912,315 964,172 995,0">
          <text:p/>
        </draw:polyline>
        <draw:polyline draw:style-name="gr49" draw:text-style-name="P2" draw:layer="layout" svg:width="1.978cm" svg:height="0.656cm" draw:transform="rotate (0.179768912955416) translate (16.575cm 12.275cm)" svg:viewBox="0 0 1979 657" draw:points="0,0 96,170 461,541 1100,657 1619,599 1979,436">
          <text:p/>
        </draw:polyline>
        <draw:polyline draw:style-name="gr49" draw:text-style-name="P2" draw:layer="layout" svg:width="1.844cm" svg:height="0.612cm" draw:transform="rotate (0.179768912955416) translate (16.675cm 12.125cm)" svg:viewBox="0 0 1845 613" draw:points="0,0 148,306 490,521 1134,613 1545,586 1845,335">
          <text:p/>
        </draw:polyline>
        <draw:polyline draw:style-name="gr49" draw:text-style-name="P2" draw:layer="layout" svg:width="0.744cm" svg:height="0.239cm" draw:transform="rotate (-0.927293431584588) translate (16.825cm 11.975cm)" svg:viewBox="0 0 745 240" draw:points="0,0 320,240 745,215">
          <text:p/>
        </draw:polyline>
        <draw:polyline draw:style-name="gr49" draw:text-style-name="P2" draw:layer="layout" svg:width="2.191cm" svg:height="0.748cm" draw:transform="rotate (0.179768912955416) translate (16.275cm 12.477cm)" svg:viewBox="0 0 2192 749" draw:points="0,0 43,184 325,591 1058,749 1733,669 2192,523">
          <text:p/>
        </draw:polyline>
        <draw:polyline draw:style-name="gr49" draw:text-style-name="P2" draw:layer="layout" svg:width="2.405cm" svg:height="0.907cm" draw:transform="rotate (0.179768912955416) translate (15.95cm 12.5cm)" svg:viewBox="0 0 2406 908" draw:points="0,0 134,380 277,711 1080,908 1919,908 2406,742">
          <text:p/>
        </draw:polyline>
        <draw:polyline draw:style-name="gr49" draw:text-style-name="P2" draw:layer="layout" svg:width="0.949cm" svg:height="0.349cm" draw:transform="rotate (-0.927293431584588) translate (16.1049982671764cm 12.240000518064cm)" svg:viewBox="0 0 950 350" draw:points="0,350 500,350 950,0">
          <text:p/>
        </draw:polyline>
        <draw:polyline draw:style-name="gr49" draw:text-style-name="P2" draw:layer="layout" svg:width="0.464cm" svg:height="0.619cm" draw:transform="rotate (-0.927293431584588) translate (17.995998670905cm 12.6529996123499cm)" svg:viewBox="0 0 465 620" draw:points="465,0 305,255 0,620">
          <text:p/>
        </draw:polyline>
        <draw:polyline draw:style-name="gr49" draw:text-style-name="P2" draw:layer="layout" svg:width="0.199cm" svg:height="0.999cm" draw:transform="rotate (-0.927293431584588) translate (18.5cm 12.025cm)" svg:viewBox="0 0 200 1000" draw:points="0,0 200,400 125,1000">
          <text:p/>
        </draw:polyline>
        <draw:custom-shape draw:style-name="gr50" draw:text-style-name="P2" draw:layer="layout" svg:width="1.1cm" svg:height="0.95cm" svg:x="16.675cm" svg:y="12.075cm">
          <text:p/>
          <draw:enhanced-geometry svg:viewBox="0 0 21600 21600" draw:glue-points="?f7 0 ?f6 ?f1 0 ?f10 ?f6 21600 ?f4 ?f10 21600 ?f9" draw:path-stretchpoint-x="10800" draw:path-stretchpoint-y="10800" draw:text-areas="0 ?f1 ?f4 ?f12" draw:type="cube" draw:modifiers="6689.9182561307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51" draw:text-style-name="P2" draw:layer="layout" svg:x1="16.925cm" svg:y1="12.125cm" svg:x2="17.7cm" svg:y2="12.125cm">
          <text:p/>
        </draw:line>
        <draw:line draw:style-name="gr51" draw:text-style-name="P2" draw:layer="layout" svg:x1="16.827cm" svg:y1="12.225cm" svg:x2="17.602cm" svg:y2="12.225cm">
          <text:p/>
        </draw:line>
        <draw:line draw:style-name="gr51" draw:text-style-name="P2" draw:layer="layout" svg:x1="16.728cm" svg:y1="12.325cm" svg:x2="17.503cm" svg:y2="12.325cm">
          <text:p/>
        </draw:line>
        <draw:line draw:style-name="gr51" draw:text-style-name="P2" draw:layer="layout" svg:x1="16.925cm" svg:y1="12.375cm" svg:x2="17.2cm" svg:y2="12.075cm">
          <text:p/>
        </draw:line>
        <draw:line draw:style-name="gr51" draw:text-style-name="P2" draw:layer="layout" svg:x1="17.126cm" svg:y1="12.375cm" svg:x2="17.401cm" svg:y2="12.075cm">
          <text:p/>
        </draw:line>
        <draw:line draw:style-name="gr51" draw:text-style-name="P2" draw:layer="layout" svg:x1="17.327cm" svg:y1="12.375cm" svg:x2="17.602cm" svg:y2="12.075cm">
          <text:p/>
        </draw:line>
        <draw:line draw:style-name="gr51" draw:text-style-name="P2" draw:layer="layout" svg:x1="16.726cm" svg:y1="12.375cm" svg:x2="17.001cm" svg:y2="12.075cm">
          <text:p/>
        </draw:line>
        <draw:custom-shape draw:style-name="gr52" draw:text-style-name="P2" draw:layer="layout" svg:width="3.525cm" svg:height="3.525cm" svg:x="10.275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2" draw:layer="layout" svg:width="1.927cm" svg:height="0.973cm" draw:transform="rotate (-0.749269847881166) translate (11.5883817741018cm 16.0868653578863cm)" svg:viewBox="0 0 1928 974" draw:points="0,974 1468,974 1928,0">
          <text:p/>
        </draw:polyline>
        <draw:line draw:style-name="gr7" draw:text-style-name="P2" draw:layer="layout" svg:x1="11.95cm" svg:y1="20.4cm" svg:x2="11.875cm" svg:y2="20.425cm">
          <text:p/>
        </draw:line>
        <draw:line draw:style-name="gr7" draw:text-style-name="P2" draw:layer="layout" svg:x1="11.875cm" svg:y1="20.425cm" svg:x2="13.4cm" svg:y2="22.175cm">
          <text:p/>
        </draw:line>
        <draw:line draw:style-name="gr7" draw:text-style-name="P2" draw:layer="layout" svg:x1="13.4cm" svg:y1="22.175cm" svg:x2="14.575cm" svg:y2="24.85cm">
          <text:p/>
        </draw:line>
        <draw:line draw:style-name="gr7" draw:text-style-name="P2" draw:layer="layout" svg:x1="14.975cm" svg:y1="24.65cm" svg:x2="13.4cm" svg:y2="22.175cm">
          <text:p/>
        </draw:line>
        <draw:line draw:style-name="gr7" draw:text-style-name="P2" draw:layer="layout" svg:x1="13.575cm" svg:y1="22.175cm" svg:x2="11.85cm" svg:y2="20.8cm">
          <text:p/>
        </draw:line>
        <draw:line draw:style-name="gr7" draw:text-style-name="P2" draw:layer="layout" svg:x1="11.675cm" svg:y1="20.8cm" svg:x2="11.5cm" svg:y2="21.225cm">
          <text:p/>
        </draw:line>
        <draw:line draw:style-name="gr7" draw:text-style-name="P2" draw:layer="layout" svg:x1="11.5cm" svg:y1="21.225cm" svg:x2="13.425cm" svg:y2="22.175cm">
          <text:p/>
        </draw:line>
        <draw:line draw:style-name="gr7" draw:text-style-name="P2" draw:layer="layout" svg:x1="13.425cm" svg:y1="22.175cm" svg:x2="15.375cm" svg:y2="23.875cm">
          <text:p/>
        </draw:line>
        <draw:line draw:style-name="gr7" draw:text-style-name="P2" draw:layer="layout" svg:x1="15.55cm" svg:y1="23.15cm" svg:x2="13.325cm" svg:y2="22.1cm">
          <text:p/>
        </draw:line>
        <draw:line draw:style-name="gr7" draw:text-style-name="P2" draw:layer="layout" svg:x1="13.325cm" svg:y1="22.1cm" svg:x2="11.25cm" svg:y2="21.7cm">
          <text:p/>
        </draw:line>
        <draw:line draw:style-name="gr7" draw:text-style-name="P2" draw:layer="layout" svg:x1="11.375cm" svg:y1="22.3cm" svg:x2="13.375cm" svg:y2="22.15cm">
          <text:p/>
        </draw:line>
        <draw:line draw:style-name="gr7" draw:text-style-name="P2" draw:layer="layout" svg:x1="13.375cm" svg:y1="22.15cm" svg:x2="15.65cm" svg:y2="22.35cm">
          <text:p/>
        </draw:line>
        <draw:line draw:style-name="gr7" draw:text-style-name="P2" draw:layer="layout" svg:x1="15.7cm" svg:y1="21.875cm" svg:x2="13.4cm" svg:y2="22.175cm">
          <text:p/>
        </draw:line>
        <draw:line draw:style-name="gr7" draw:text-style-name="P2" draw:layer="layout" svg:x1="13.4cm" svg:y1="22.175cm" svg:x2="11.475cm" svg:y2="23cm">
          <text:p/>
        </draw:line>
        <draw:line draw:style-name="gr7" draw:text-style-name="P2" draw:layer="layout" svg:x1="11.85cm" svg:y1="23.525cm" svg:x2="13.4cm" svg:y2="22.175cm">
          <text:p/>
        </draw:line>
        <draw:line draw:style-name="gr7" draw:text-style-name="P2" draw:layer="layout" svg:x1="13.4cm" svg:y1="22.175cm" svg:x2="15.55cm" svg:y2="21.525cm">
          <text:p/>
        </draw:line>
        <draw:line draw:style-name="gr7" draw:text-style-name="P2" draw:layer="layout" svg:x1="15.25cm" svg:y1="20.8cm" svg:x2="13.4cm" svg:y2="22.225cm">
          <text:p/>
        </draw:line>
        <draw:line draw:style-name="gr7" draw:text-style-name="P2" draw:layer="layout" svg:x1="13.4cm" svg:y1="22.225cm" svg:x2="12.1cm" svg:y2="24.125cm">
          <text:p/>
        </draw:line>
        <draw:line draw:style-name="gr7" draw:text-style-name="P2" draw:layer="layout" svg:x1="12.525cm" svg:y1="24.5cm" svg:x2="13.425cm" svg:y2="22.15cm">
          <text:p/>
        </draw:line>
        <draw:line draw:style-name="gr7" draw:text-style-name="P2" draw:layer="layout" svg:x1="13.425cm" svg:y1="22.15cm" svg:x2="14.8cm" svg:y2="20.425cm">
          <text:p/>
        </draw:line>
        <draw:line draw:style-name="gr7" draw:text-style-name="P2" draw:layer="layout" svg:x1="13.925cm" svg:y1="20.025cm" svg:x2="13.4cm" svg:y2="22.15cm">
          <text:p/>
        </draw:line>
        <draw:line draw:style-name="gr7" draw:text-style-name="P2" draw:layer="layout" svg:x1="13.4cm" svg:y1="22.15cm" svg:x2="12.925cm" svg:y2="25.1cm">
          <text:p/>
        </draw:line>
        <draw:line draw:style-name="gr7" draw:text-style-name="P2" draw:layer="layout" svg:x1="13.325cm" svg:y1="25.175cm" svg:x2="13.375cm" svg:y2="22.15cm">
          <text:p/>
        </draw:line>
        <draw:line draw:style-name="gr7" draw:text-style-name="P2" draw:layer="layout" svg:x1="13.375cm" svg:y1="22.15cm" svg:x2="12.975cm" svg:y2="20.075cm">
          <text:p/>
        </draw:line>
        <draw:polyline draw:style-name="gr7" draw:text-style-name="P2" draw:layer="layout" svg:width="3.375cm" svg:height="3.09cm" draw:transform="rotate (0.321664181142555) translate (11.2000993482656cm 21.1497797567826cm)" svg:viewBox="0 0 3376 3091" draw:points="1107,0 2055,0 2672,205 3099,664 3376,1178 3273,1644 3154,2158 2775,2664 2506,2917 2000,3091 1439,3036 1091,2894 0,1898 8,1795 490,901 601,727 838,490 1122,427 1518,506 2024,569 2277,680 2490,988 2577,1202 2625,1455 2530,1897 2419,2071 2000,2222 1818,2372 1304,2253 988,2095 625,1763 474,1502 474,1186 664,933 933,759 1194,688 1542,672 1850,775 2166,933 2419,1202 2474,1589 2285,1921 1850,2119 1478,2048 1036,1795 759,1518 704,1368">
          <text:p/>
        </draw:polyline>
        <draw:polyline draw:style-name="gr7" draw:text-style-name="P2" draw:layer="layout" svg:width="2.568cm" svg:height="1.493cm" draw:transform="rotate (1.24913214565234) translate (11.800058307355cm 23.6000626155732cm)" svg:viewBox="0 0 2569 1494" draw:points="0,474 79,474 870,0 1716,8 1961,190 2229,285 2482,648 2569,1067 2443,1320 2316,1415 2150,1471 1921,1494 1692,1360 1518,1075 1470,775 1597,443 1984,419 2166,569 2301,814 2403,1044 2380,1289 2127,1399 2134,1423">
          <text:p/>
        </draw:polyline>
        <draw:custom-shape draw:style-name="gr40" draw:text-style-name="P2" draw:layer="layout" svg:width="1.025cm" svg:height="1.55cm" draw:transform="rotate (1.56713113536571) translate (1.071cm 13.894cm)">
          <text:p/>
          <draw:enhanced-geometry svg:viewBox="0 0 21600 21600" draw:mirror-horizontal="true" draw:glue-points="?f7 0 ?f6 ?f1 0 ?f10 ?f6 21600 ?f4 ?f10 21600 ?f9" draw:path-stretchpoint-x="10800" draw:path-stretchpoint-y="10800" draw:text-areas="0 ?f1 ?f4 ?f12" draw:type="cube" draw:modifiers="12715.789473684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gon draw:style-name="gr54" draw:text-style-name="P2" draw:layer="layout" svg:width="0.974cm" svg:height="0.824cm" svg:x="1.6cm" svg:y="12.35cm" svg:viewBox="0 0 975 825" draw:points="0,825 881,0 975,88 129,825">
          <text:p/>
        </draw:polygon>
      </draw:page>
      <draw:page draw:name="page7" draw:style-name="dp1" draw:master-page-name="標準">
        <draw:frame draw:style-name="gr1" draw:text-style-name="P1" draw:layer="layout" svg:width="16.119cm" svg:height="2.156cm" svg:x="1.006cm" svg:y="2.325cm">
          <draw:text-box>
            <text:p><text:span text:style-name="T1">なぞなぞであそぼう</text:span></text:p>
          </draw:text-box>
        </draw:frame>
        <draw:frame draw:style-name="gr1" draw:text-style-name="P3" draw:layer="layout" svg:width="12.444cm" svg:height="16.126cm" svg:x="2.025cm" svg:y="8.229cm">
          <draw:text-box>
            <text:p><text:span text:style-name="T2">あかちゃんがはくものは？</text:span></text:p>
            <text:p><text:span text:style-name="T2"/></text:p>
            <text:p><text:span text:style-name="T2"/></text:p>
            <text:p><text:span text:style-name="T2">＿＿＿＿＿＿＿＿　　　　　　</text:span></text:p>
            <text:p><text:span text:style-name="T2">　</text:span></text:p>
            <text:p><text:span text:style-name="T2"/></text:p>
            <text:p><text:span text:style-name="T2"/></text:p>
            <text:p><text:span text:style-name="T2"/></text:p>
            <text:p><text:span text:style-name="T2">すうじときごうがかいてあってあそぶものは？</text:span></text:p>
            <text:p><text:span text:style-name="T2"/></text:p>
            <text:p><text:span text:style-name="T2"/></text:p>
            <text:p><text:span text:style-name="T2"/></text:p>
            <text:p><text:span text:style-name="T2">＿＿＿＿＿＿＿＿　　</text:span></text:p>
            <text:p><text:span text:style-name="T2"/></text:p>
            <text:p><text:span text:style-name="T2"/></text:p>
            <text:p><text:span text:style-name="T2"/></text:p>
            <text:p><text:span text:style-name="T2">とおくのひととはなすことができるきかいは？</text:span></text:p>
            <text:p><text:span text:style-name="T2"/></text:p>
            <text:p><text:span text:style-name="T2"/></text:p>
            <text:p><text:span text:style-name="T2"/></text:p>
            <text:p><text:span text:style-name="T2">＿＿＿＿＿＿＿　　　</text:span></text:p>
            <text:p><text:span text:style-name="T2"/></text:p>
            <text:p><text:span text:style-name="T2"/></text:p>
            <text:p><text:span text:style-name="T2"/></text:p>
            <text:p><text:span text:style-name="T2"/></text:p>
          </draw:text-box>
        </draw:frame>
        <draw:custom-shape draw:style-name="gr55" draw:text-style-name="P2" draw:layer="layout" svg:width="2cm" svg:height="2.85cm" svg:x="10.45cm" svg:y="14.875cm">
          <text:p/>
          <draw:enhanced-geometry svg:viewBox="0 0 21600 21600" draw:path-stretchpoint-x="10800" draw:path-stretchpoint-y="10800" draw:text-areas="?f3 ?f4 ?f5 ?f6" draw:type="round-rectangle" draw:modifiers="1921.439280359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6" draw:layer="layout" svg:width="0.709cm" svg:height="1.113cm" svg:x="10.341cm" svg:y="14.9cm">
          <draw:text-box>
            <text:p><text:span text:style-name="T4">5</text:span></text:p>
          </draw:text-box>
        </draw:frame>
        <draw:path draw:style-name="gr57" draw:text-style-name="P2" draw:layer="layout" svg:width="0.174cm" svg:height="0.224cm" svg:x="10.625cm" svg:y="15.4cm" svg:viewBox="0 0 175 225" svg:d="m9 34c34-77 79 0 79 15 0-15 50-92 80-15s-40 137-77 191c-38-61-117-115-82-191zm154 191z">
          <text:p/>
        </draw:path>
        <draw:path draw:style-name="gr57" draw:text-style-name="P2" draw:layer="layout" svg:width="0.249cm" svg:height="0.274cm" svg:x="10.975cm" svg:y="15.475cm" svg:viewBox="0 0 250 275" svg:d="m12 41c50-94 114 0 114 19 0-19 71-113 114-19s-57 169-111 234c-53-75-166-140-117-234zm221 234z">
          <text:p/>
        </draw:path>
        <draw:path draw:style-name="gr57" draw:text-style-name="P2" draw:layer="layout" svg:width="0.249cm" svg:height="0.274cm" svg:x="11.725cm" svg:y="15.475cm" svg:viewBox="0 0 250 275" svg:d="m12 41c50-94 114 0 114 19 0-19 71-113 114-19s-57 169-111 234c-53-75-166-140-117-234zm221 234z">
          <text:p/>
        </draw:path>
        <draw:path draw:style-name="gr57" draw:text-style-name="P2" draw:layer="layout" svg:width="0.249cm" svg:height="0.274cm" svg:x="11.325cm" svg:y="16.175cm" svg:viewBox="0 0 250 275" svg:d="m12 41c50-94 114 0 114 19 0-19 71-113 114-19s-57 169-111 234c-53-75-166-140-117-234zm221 234z">
          <text:p/>
        </draw:path>
        <draw:frame draw:style-name="gr56" draw:text-style-name="P6" draw:layer="layout" svg:width="-0.709cm" svg:height="-1.113cm" svg:x="12.6cm" svg:y="17.775cm">
          <draw:text-box>
            <text:p><text:span text:style-name="T4">5</text:span></text:p>
          </draw:text-box>
        </draw:frame>
        <draw:path draw:style-name="gr57" draw:text-style-name="P2" draw:layer="layout" svg:width="-0.174cm" svg:height="-0.224cm" svg:x="12.316cm" svg:y="17.275cm" svg:viewBox="0 0 -175 -225" svg:d="m9 34c34-77 79 0 79 15 0-15 50-92 80-15s-40 137-77 191c-38-61-117-115-82-191zm154 191z">
          <text:p/>
        </draw:path>
        <draw:path draw:style-name="gr57" draw:text-style-name="P2" draw:layer="layout" svg:width="-0.249cm" svg:height="-0.274cm" svg:x="11.966cm" svg:y="17.2cm" svg:viewBox="0 0 -250 -275" svg:d="m12 41c50-94 114 0 114 19 0-19 71-113 114-19s-57 169-111 234c-53-75-166-140-117-234zm221 234z">
          <text:p/>
        </draw:path>
        <draw:path draw:style-name="gr57" draw:text-style-name="P2" draw:layer="layout" svg:width="-0.249cm" svg:height="-0.274cm" svg:x="11.216cm" svg:y="17.2cm" svg:viewBox="0 0 -250 -275" svg:d="m12 41c50-94 114 0 114 19 0-19 71-113 114-19s-57 169-111 234c-53-75-166-140-117-234zm221 234z">
          <text:p/>
        </draw:path>
      </draw:page>
      <draw:page draw:name="page8" draw:style-name="dp1" draw:master-page-name="標準">
        <draw:frame draw:style-name="gr1" draw:text-style-name="P1" draw:layer="layout" svg:width="16.119cm" svg:height="2.156cm" svg:x="1.006cm" svg:y="2.325cm">
          <draw:text-box>
            <text:p><text:span text:style-name="T1">なぞなぞであそぼう</text:span></text:p>
          </draw:text-box>
        </draw:frame>
        <draw:frame draw:style-name="gr1" draw:text-style-name="P3" draw:layer="layout" svg:width="8.122cm" svg:height="16.126cm" svg:x="2.025cm" svg:y="8.229cm">
          <draw:text-box>
            <text:p><text:span text:style-name="T2">しろいのみものは？</text:span></text:p>
            <text:p><text:span text:style-name="T2"/></text:p>
            <text:p><text:span text:style-name="T2"/></text:p>
            <text:p><text:span text:style-name="T2">＿＿＿＿＿＿＿＿　　　　　　</text:span></text:p>
            <text:p><text:span text:style-name="T2">　</text:span></text:p>
            <text:p><text:span text:style-name="T2"/></text:p>
            <text:p><text:span text:style-name="T2"/></text:p>
            <text:p><text:span text:style-name="T2"/></text:p>
            <text:p><text:span text:style-name="T2">とうめいののみものは？</text:span></text:p>
            <text:p><text:span text:style-name="T2"/></text:p>
            <text:p><text:span text:style-name="T2"/></text:p>
            <text:p><text:span text:style-name="T2"/></text:p>
            <text:p><text:span text:style-name="T2">＿＿＿＿＿＿＿＿　　</text:span></text:p>
            <text:p><text:span text:style-name="T2"/></text:p>
            <text:p><text:span text:style-name="T2"/></text:p>
            <text:p><text:span text:style-name="T2"/></text:p>
            <text:p><text:span text:style-name="T2">ちゃいろののみものは？</text:span></text:p>
            <text:p><text:span text:style-name="T2"/></text:p>
            <text:p><text:span text:style-name="T2"/></text:p>
            <text:p><text:span text:style-name="T2"/></text:p>
            <text:p><text:span text:style-name="T2">＿＿＿＿＿＿＿　　　</text:span></text:p>
            <text:p><text:span text:style-name="T2"/></text:p>
            <text:p><text:span text:style-name="T2"/></text:p>
            <text:p><text:span text:style-name="T2"/></text:p>
            <text:p><text:span text:style-name="T2"/></text:p>
          </draw:text-box>
        </draw:frame>
      </draw:page>
      <draw:page draw:name="page9" draw:style-name="dp1" draw:master-page-name="標準">
        <draw:frame draw:style-name="gr1" draw:text-style-name="P1" draw:layer="layout" svg:width="16.119cm" svg:height="2.156cm" svg:x="1.006cm" svg:y="2.325cm">
          <draw:text-box>
            <text:p text:style-name="P7"><text:span text:style-name="T1">なぞなぞであそぼう</text:span></text:p>
          </draw:text-box>
        </draw:frame>
        <draw:frame draw:style-name="gr1" draw:text-style-name="P3" draw:layer="layout" svg:width="13.464cm" svg:height="19.301cm" svg:x="2.025cm" svg:y="5.489cm">
          <draw:text-box>
            <text:p text:style-name="P3"><text:span text:style-name="T2">トンカツ　＋　ごはん　＝</text:span></text:p>
            <text:p text:style-name="P3"><text:span text:style-name="T2"/></text:p>
            <text:p text:style-name="P3"><text:span text:style-name="T2"/></text:p>
            <text:p text:style-name="P3"><text:span text:style-name="T2">＿＿＿＿＿＿＿＿　　　　　　</text:span></text:p>
            <text:p text:style-name="P3"><text:span text:style-name="T2">　</text:span></text:p>
            <text:p text:style-name="P3"><text:span text:style-name="T2"/></text:p>
            <text:p text:style-name="P3"><text:span text:style-name="T2"/></text:p>
            <text:p text:style-name="P3"><text:span text:style-name="T2"/></text:p>
            <text:p text:style-name="P3"><text:span text:style-name="T2">スポンジ　＋　クリーム　＋　いちご　＝</text:span></text:p>
            <text:p text:style-name="P3"><text:span text:style-name="T2"/></text:p>
            <text:p text:style-name="P3"><text:span text:style-name="T2"/></text:p>
            <text:p text:style-name="P3"><text:span text:style-name="T2"/></text:p>
            <text:p text:style-name="P3"><text:span text:style-name="T2">＿＿＿＿＿＿＿＿　　</text:span></text:p>
            <text:p text:style-name="P3"><text:span text:style-name="T2"/></text:p>
            <text:p text:style-name="P3"><text:span text:style-name="T2"/></text:p>
            <text:p text:style-name="P3"><text:span text:style-name="T2"/></text:p>
            <text:p text:style-name="P3"><text:span text:style-name="T2">カレー　＋　ごはん　＝</text:span></text:p>
            <text:p text:style-name="P3"><text:span text:style-name="T2"/></text:p>
            <text:p text:style-name="P3"><text:span text:style-name="T2"/></text:p>
            <text:p text:style-name="P3"><text:span text:style-name="T2"/></text:p>
            <text:p text:style-name="P3"><text:span text:style-name="T2">＿＿＿＿＿＿＿　　　</text:span></text:p>
            <text:p text:style-name="P3"><text:span text:style-name="T2"/></text:p>
            <text:p text:style-name="P3"><text:span text:style-name="T2"/></text:p>
            <text:p text:style-name="P3"><text:span text:style-name="T2"/></text:p>
            <text:p text:style-name="P3"><text:span text:style-name="T2">チキンライス　＋　たまごやき　＋　ケチャップ　＝</text:span></text:p>
            <text:p text:style-name="P3"><text:span text:style-name="T2"/></text:p>
            <text:p text:style-name="P3"><text:span text:style-name="T2"/></text:p>
            <text:p text:style-name="P3"><text:span text:style-name="T2">＿＿＿＿＿＿＿　　　</text:span></text:p>
            <text:p text:style-name="P3"><text:span text:style-name="T2"/></text:p>
            <text:p text:style-name="P3"><text:span text:style-name="T2"/></text:p>
          </draw:text-box>
        </draw:frame>
      </draw:page>
      <draw:page draw:name="page10" draw:style-name="dp1" draw:master-page-name="標準">
        <draw:frame draw:style-name="gr1" draw:text-style-name="P1" draw:layer="layout" svg:width="16.119cm" svg:height="2.156cm" svg:x="1.006cm" svg:y="2.325cm">
          <draw:text-box>
            <text:p text:style-name="P7"><text:span text:style-name="T1">なぞなぞであそぼう</text:span></text:p>
          </draw:text-box>
        </draw:frame>
        <draw:frame draw:style-name="gr1" draw:text-style-name="P3" draw:layer="layout" svg:width="17.304cm" svg:height="19.722cm" svg:x="2.025cm" svg:y="5.489cm">
          <draw:text-box>
            <text:p text:style-name="P3"><text:span text:style-name="T2">あんこ　＋　おもち　＝</text:span></text:p>
            <text:p text:style-name="P3"><text:span text:style-name="T2"/></text:p>
            <text:p text:style-name="P3"><text:span text:style-name="T2"/></text:p>
            <text:p text:style-name="P3"><text:span text:style-name="T2">＿＿＿＿＿＿＿＿　　　　　　</text:span></text:p>
            <text:p text:style-name="P3"><text:span text:style-name="T2">　</text:span></text:p>
            <text:p text:style-name="P3"><text:span text:style-name="T2"/></text:p>
            <text:p text:style-name="P3"><text:span text:style-name="T5"/></text:p>
            <text:p text:style-name="P3"><text:span text:style-name="T5">アイスクリーム　＋　寒天　＋　フルーツ　＋　黒蜜　＋　あんこ　＋　黒豆　＝</text:span></text:p>
            <text:p text:style-name="P3"><text:span text:style-name="T5"/></text:p>
            <text:p text:style-name="P3"><text:span text:style-name="T2"/></text:p>
            <text:p text:style-name="P3"><text:span text:style-name="T2">＿＿＿＿＿＿＿＿　　</text:span></text:p>
            <text:p text:style-name="P3"><text:span text:style-name="T2"/></text:p>
            <text:p text:style-name="P3"><text:span text:style-name="T2"/></text:p>
            <text:p text:style-name="P3"><text:span text:style-name="T2"/></text:p>
            <text:p text:style-name="P3"><text:span text:style-name="T2">卵　＋　牛乳　＋　小麦粉　＋　砂糖　＋　フライパン　＝</text:span></text:p>
            <text:p text:style-name="P3"><text:span text:style-name="T2"/></text:p>
            <text:p text:style-name="P3"><text:span text:style-name="T2"/></text:p>
            <text:p text:style-name="P3"><text:span text:style-name="T2">＿＿＿＿＿＿＿　　　</text:span></text:p>
            <text:p text:style-name="P3"><text:span text:style-name="T2"/></text:p>
            <text:p text:style-name="P3"><text:span text:style-name="T2"/></text:p>
            <text:p text:style-name="P3"><text:span text:style-name="T6"/></text:p>
            <text:p text:style-name="P3"><text:span text:style-name="T6">クリームチーズ　＋　生クリーム　＋　ココア　＋　コーヒーリキュール　＋　砂糖　＝</text:span></text:p>
            <text:p text:style-name="P3"><text:span text:style-name="T6"/></text:p>
            <text:p text:style-name="P3"><text:span text:style-name="T2"/></text:p>
            <text:p text:style-name="P3"><text:span text:style-name="T2">＿＿＿＿＿＿＿　　　</text:span></text:p>
            <text:p text:style-name="P3"><text:span text:style-name="T2"/></text:p>
            <text:p text:style-name="P3"><text:span text:style-name="T2"/></text:p>
            <text:p text:style-name="P3"><text:span text:style-name="T2">お味噌　＋　だし　＋　豆腐　＋　お水　＝</text:span></text:p>
            <text:p text:style-name="P3"><text:span text:style-name="T2"/></text:p>
            <text:p text:style-name="P3"><text:span text:style-name="T2"/></text:p>
            <text:p text:style-name="P3"><text:span text:style-name="T2">＿＿＿＿＿＿＿　　　</text:span></text:p>
            <text:p text:style-name="P3"><text:span text:style-name="T2"/></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10-08T21:47:50.32</meta:creation-date>
    <meta:editing-duration>P2DT13H32M56S</meta:editing-duration>
    <meta:editing-cycles>8</meta:editing-cycles>
    <meta:generator>LibreOffice/3.4$Win32 LibreOffice_project/340m1$Build-203</meta:generator>
    <dc:date>2015-11-28T11:37:12.80</dc:date>
    <meta:print-date>2015-11-26T20:57:17.40</meta:print-date>
    <meta:document-statistic meta:object-count="298"/>
  </office:meta>
</office:document-meta>
</file>